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cm"/>
    </style:style>
    <style:style style:name="co2" style:family="table-column">
      <style:table-column-properties fo:break-before="auto" style:column-width="1.792cm"/>
    </style:style>
    <style:style style:name="co3" style:family="table-column">
      <style:table-column-properties fo:break-before="auto" style:column-width="2.856cm"/>
    </style:style>
    <style:style style:name="co4" style:family="table-column">
      <style:table-column-properties fo:break-before="auto" style:column-width="1.372cm"/>
    </style:style>
    <style:style style:name="co5" style:family="table-column">
      <style:table-column-properties fo:break-before="auto" style:column-width="1.704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173cm"/>
    </style:style>
    <style:style style:name="co9" style:family="table-column">
      <style:table-column-properties fo:break-before="auto" style:column-width="7.97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lote_20_de_20_données_20_-_20_Coin">
      <style:table-cell-properties fo:border-bottom="none" fo:border-left="0.071cm solid #000000" fo:border-right="none" fo:border-top="0.071cm solid #000000"/>
    </style:style>
    <style:style style:name="ce2" style:family="table-cell" style:parent-style-name="Pilote_20_de_20_données_20_-_20_Champ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Pilote_20_de_20_données_20_-_20_Catégorie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Pilote_20_de_20_données_20_-_20_Catégorie">
      <style:table-cell-properties fo:border-bottom="none" fo:border-left="0.071cm solid #000000" fo:border-right="0.035cm solid #000000" fo:border-top="none"/>
    </style:style>
    <style:style style:name="ce5" style:family="table-cell" style:parent-style-name="Pilote_20_de_20_données_20_-_20_Catégorie">
      <style:table-cell-properties fo:border-bottom="0.035cm solid #000000" fo:border-left="0.071cm solid #000000" fo:border-right="0.035cm solid #000000" fo:border-top="none"/>
    </style:style>
    <style:style style:name="ce6" style:family="table-cell" style:parent-style-name="Pilote_20_de_20_données_20_-_20_Titre">
      <style:table-cell-properties fo:border-bottom="0.071cm solid #000000" fo:border-left="0.071cm solid #000000" fo:border-right="none" fo:border-top="0.035cm solid #000000"/>
    </style:style>
    <style:style style:name="ce7" style:family="table-cell" style:parent-style-name="Pilote_20_de_20_données_20_-_20_Coin">
      <style:table-cell-properties fo:border-bottom="none" fo:border-left="none" fo:border-right="0.035cm solid #000000" fo:border-top="0.071cm solid #000000"/>
    </style:style>
    <style:style style:name="ce8" style:family="table-cell" style:parent-style-name="Pilote_20_de_20_données_20_-_20_Champ">
      <style:table-cell-properties fo:border="0.035cm solid #000000"/>
    </style:style>
    <style:style style:name="ce9" style:family="table-cell" style:parent-style-name="Pilote_20_de_20_données_20_-_20_Catégorie">
      <style:table-cell-properties fo:border-bottom="none" fo:border-left="0.035cm solid #000000" fo:border-right="0.035cm solid #000000" fo:border-top="0.035cm solid #000000"/>
    </style:style>
    <style:style style:name="ce10" style:family="table-cell" style:parent-style-name="Pilote_20_de_20_données_20_-_20_Catégorie">
      <style:table-cell-properties fo:border-bottom="none" fo:border-left="0.035cm solid #000000" fo:border-right="0.035cm solid #000000" fo:border-top="none"/>
    </style:style>
    <style:style style:name="ce11" style:family="table-cell" style:parent-style-name="Pilote_20_de_20_données_20_-_20_Catégorie">
      <style:table-cell-properties fo:border-bottom="0.035cm solid #000000" fo:border-left="0.035cm solid #000000" fo:border-right="0.035cm solid #000000" fo:border-top="none"/>
    </style:style>
    <style:style style:name="ce12" style:family="table-cell" style:parent-style-name="Pilote_20_de_20_données_20_-_20_Titre">
      <style:table-cell-properties fo:border-bottom="0.071cm solid #000000" fo:border-left="none" fo:border-right="0.035cm solid #000000" fo:border-top="0.035cm solid #000000"/>
    </style:style>
    <style:style style:name="ce13" style:family="table-cell" style:parent-style-name="Pilote_20_de_20_données_20_-_20_Champ">
      <style:table-cell-properties fo:border-bottom="0.035cm solid #000000" fo:border-left="0.035cm solid #000000" fo:border-right="0.035cm solid #000000" fo:border-top="0.071cm solid #000000"/>
    </style:style>
    <style:style style:name="ce14" style:family="table-cell" style:parent-style-name="Pilote_20_de_20_données_20_-_20_Catégorie">
      <style:table-cell-properties fo:border-bottom="0.035cm solid #000000" fo:border-left="0.035cm solid #000000" fo:border-right="none" fo:border-top="none"/>
    </style:style>
    <style:style style:name="ce15" style:family="table-cell" style:parent-style-name="Pilote_20_de_20_données_20_-_20_Valeur">
      <style:table-cell-properties fo:border-bottom="none" fo:border-left="0.035cm solid #000000" fo:border-right="none" fo:border-top="0.035cm solid #000000"/>
    </style:style>
    <style:style style:name="ce16" style:family="table-cell" style:parent-style-name="Pilote_20_de_20_données_20_-_20_Valeur">
      <style:table-cell-properties fo:border-bottom="none" fo:border-left="0.035cm solid #000000" fo:border-right="none" fo:border-top="none"/>
    </style:style>
    <style:style style:name="ce17" style:family="table-cell" style:parent-style-name="Pilote_20_de_20_données_20_-_20_Valeur">
      <style:table-cell-properties fo:border-bottom="0.035cm solid #000000" fo:border-left="0.035cm solid #000000" fo:border-right="none" fo:border-top="none"/>
    </style:style>
    <style:style style:name="ce18" style:family="table-cell" style:parent-style-name="Pilote_20_de_20_données_20_-_20_Valeur">
      <style:table-cell-properties fo:border-bottom="none" fo:border-left="none" fo:border-right="none" fo:border-top="0.035cm solid #000000"/>
    </style:style>
    <style:style style:name="ce19" style:family="table-cell" style:parent-style-name="Pilote_20_de_20_données_20_-_20_Valeur">
      <style:table-cell-properties fo:border-bottom="0.035cm solid #000000" fo:border-left="none" fo:border-right="none" fo:border-top="none"/>
    </style:style>
    <style:style style:name="ce20" style:family="table-cell" style:parent-style-name="Pilote_20_de_20_données_20_-_20_Résultat">
      <style:table-cell-properties fo:border-bottom="0.071cm solid #000000" fo:border-left="0.035cm solid #000000" fo:border-right="none" fo:border-top="0.035cm solid #000000"/>
    </style:style>
    <style:style style:name="ce21" style:family="table-cell" style:parent-style-name="Pilote_20_de_20_données_20_-_20_Coin">
      <style:table-cell-properties fo:border-bottom="0.035cm solid #000000" fo:border-left="none" fo:border-right="none" fo:border-top="0.071cm solid #000000"/>
    </style:style>
    <style:style style:name="ce22" style:family="table-cell" style:parent-style-name="Pilote_20_de_20_données_20_-_20_Catégorie">
      <style:table-cell-properties fo:border-bottom="0.035cm solid #000000" fo:border-left="none" fo:border-right="none" fo:border-top="none"/>
    </style:style>
    <style:style style:name="ce23" style:family="table-cell" style:parent-style-name="Pilote_20_de_20_données_20_-_20_Résultat">
      <style:table-cell-properties fo:border-bottom="0.071cm solid #000000" fo:border-left="none" fo:border-right="none" fo:border-top="0.035cm solid #000000"/>
    </style:style>
    <style:style style:name="ce24" style:family="table-cell" style:parent-style-name="Pilote_20_de_20_données_20_-_20_Valeur">
      <style:table-cell-properties fo:border-bottom="none" fo:border-left="none" fo:border-right="0.035cm solid #000000" fo:border-top="0.035cm solid #000000"/>
    </style:style>
    <style:style style:name="ce25" style:family="table-cell" style:parent-style-name="Pilote_20_de_20_données_20_-_20_Valeur">
      <style:table-cell-properties fo:border-bottom="none" fo:border-left="none" fo:border-right="0.035cm solid #000000" fo:border-top="none"/>
    </style:style>
    <style:style style:name="ce26" style:family="table-cell" style:parent-style-name="Pilote_20_de_20_données_20_-_20_Valeur">
      <style:table-cell-properties fo:border-bottom="0.035cm solid #000000" fo:border-left="none" fo:border-right="0.035cm solid #000000" fo:border-top="none"/>
    </style:style>
    <style:style style:name="ce27" style:family="table-cell" style:parent-style-name="Pilote_20_de_20_données_20_-_20_Résultat">
      <style:table-cell-properties fo:border-bottom="0.071cm solid #000000" fo:border-left="none" fo:border-right="0.035cm solid #000000" fo:border-top="0.035cm solid #000000"/>
    </style:style>
    <style:style style:name="ce28" style:family="table-cell" style:parent-style-name="Pilote_20_de_20_données_20_-_20_Coin">
      <style:table-cell-properties fo:border-bottom="0.035cm solid #000000" fo:border-left="none" fo:border-right="0.071cm solid #000000" fo:border-top="0.071cm solid #000000"/>
    </style:style>
    <style:style style:name="ce29" style:family="table-cell" style:parent-style-name="Pilote_20_de_20_données_20_-_20_Titre">
      <style:table-cell-properties fo:border-bottom="0.035cm solid #000000" fo:border-left="0.035cm solid #000000" fo:border-right="0.071cm solid #000000" fo:border-top="0.035cm solid #000000"/>
    </style:style>
    <style:style style:name="ce30" style:family="table-cell" style:parent-style-name="Pilote_20_de_20_données_20_-_20_Résultat">
      <style:table-cell-properties fo:border-bottom="none" fo:border-left="0.035cm solid #000000" fo:border-right="0.071cm solid #000000" fo:border-top="0.035cm solid #000000"/>
    </style:style>
    <style:style style:name="ce31" style:family="table-cell" style:parent-style-name="Pilote_20_de_20_données_20_-_20_Résultat">
      <style:table-cell-properties fo:border-bottom="none" fo:border-left="0.035cm solid #000000" fo:border-right="0.071cm solid #000000" fo:border-top="none"/>
    </style:style>
    <style:style style:name="ce32" style:family="table-cell" style:parent-style-name="Pilote_20_de_20_données_20_-_20_Résultat">
      <style:table-cell-properties fo:border-bottom="0.035cm solid #000000" fo:border-left="0.035cm solid #000000" fo:border-right="0.071cm solid #000000" fo:border-top="none"/>
    </style:style>
    <style:style style:name="ce33" style:family="table-cell" style:parent-style-name="Pilote_20_de_20_données_20_-_20_Résultat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nbVoisins</text:p>
          </table:table-cell>
          <table:table-cell office:value-type="string">
            <text:p>seed</text:p>
          </table:table-cell>
          <table:table-cell office:value-type="string">
            <text:p>nbSols</text:p>
          </table:table-cell>
          <table:table-cell office:value-type="string">
            <text:p>nbNodes</text:p>
          </table:table-cell>
          <table:table-cell office:value-type="string">
            <text:p>nbFails</text:p>
          </table:table-cell>
          <table:table-cell office:value-type="string">
            <text:p>time</text:p>
          </table:table-cell>
          <table:table-cell office:value-type="string">
            <text:p>allDiff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1501">
            <text:p>132578660150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1501">
            <text:p>132578660150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1501">
            <text:p>132578660150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1501">
            <text:p>132578660150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1501">
            <text:p>132578660150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132">
            <text:p>21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1501">
            <text:p>132578660150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5887">
            <text:p>132578660588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5887">
            <text:p>132578660588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5887">
            <text:p>132578660588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5887">
            <text:p>132578660588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5887">
            <text:p>132578660588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988">
            <text:p>98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5887">
            <text:p>132578660588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7752">
            <text:p>132578660775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7752">
            <text:p>132578660775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7752">
            <text:p>132578660775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7752">
            <text:p>132578660775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7752">
            <text:p>132578660775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7752">
            <text:p>132578660775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9419">
            <text:p>132578660941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9419">
            <text:p>13257866094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9419">
            <text:p>13257866094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9419">
            <text:p>13257866094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9419">
            <text:p>132578660941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09419">
            <text:p>13257866094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89">
            <text:p>7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1227">
            <text:p>132578661122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1227">
            <text:p>132578661122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1227">
            <text:p>132578661122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1227">
            <text:p>132578661122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1227">
            <text:p>132578661122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1227">
            <text:p>132578661122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191">
            <text:p>119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3857">
            <text:p>132578661385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3857">
            <text:p>132578661385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3857">
            <text:p>132578661385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3857">
            <text:p>132578661385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3857">
            <text:p>132578661385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3857">
            <text:p>132578661385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5326">
            <text:p>132578661532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5326">
            <text:p>132578661532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5326">
            <text:p>132578661532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5326">
            <text:p>132578661532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5326">
            <text:p>132578661532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47">
            <text:p>11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5326">
            <text:p>132578661532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7520">
            <text:p>13257866175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7520">
            <text:p>13257866175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7520">
            <text:p>13257866175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7520">
            <text:p>13257866175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7520">
            <text:p>13257866175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7520">
            <text:p>13257866175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8935">
            <text:p>1325786618935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8935">
            <text:p>132578661893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8935">
            <text:p>1325786618935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office:value-type="float" office:value="233">
            <text:p>23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8935">
            <text:p>132578661893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8935">
            <text:p>1325786618935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58">
            <text:p>58</text:p>
          </table:table-cell>
          <table:table-cell office:value-type="float" office:value="5307">
            <text:p>53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18935">
            <text:p>132578661893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61">
            <text:p>16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26017">
            <text:p>13257866260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26017">
            <text:p>13257866260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26017">
            <text:p>13257866260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26017">
            <text:p>13257866260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26017">
            <text:p>13257866260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909">
            <text:p>190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26017">
            <text:p>13257866260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659">
            <text:p>165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29629">
            <text:p>13257866296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29629">
            <text:p>13257866296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29629">
            <text:p>13257866296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29629">
            <text:p>13257866296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29629">
            <text:p>13257866296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29629">
            <text:p>13257866296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32613">
            <text:p>132578663261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32613">
            <text:p>1325786632613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32613">
            <text:p>13257866326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32613">
            <text:p>13257866326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32613">
            <text:p>132578663261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3005">
            <text:p>300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32613">
            <text:p>13257866326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36242">
            <text:p>132578663624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36242">
            <text:p>132578663624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36242">
            <text:p>1325786636242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36242">
            <text:p>132578663624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36242">
            <text:p>132578663624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4272">
            <text:p>42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36242">
            <text:p>132578663624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4211">
            <text:p>42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4799">
            <text:p>132578664479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4799">
            <text:p>132578664479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4799">
            <text:p>132578664479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4799">
            <text:p>132578664479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4799">
            <text:p>132578664479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4799">
            <text:p>132578664479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83">
            <text:p>68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6246">
            <text:p>132578664624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6246">
            <text:p>132578664624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6246">
            <text:p>132578664624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6246">
            <text:p>132578664624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6246">
            <text:p>132578664624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6246">
            <text:p>132578664624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7905">
            <text:p>132578664790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7905">
            <text:p>132578664790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7905">
            <text:p>132578664790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7905">
            <text:p>132578664790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7905">
            <text:p>132578664790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14">
            <text:p>9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7905">
            <text:p>132578664790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9721">
            <text:p>132578664972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9721">
            <text:p>13257866497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9721">
            <text:p>13257866497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9721">
            <text:p>132578664972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9721">
            <text:p>132578664972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49721">
            <text:p>132578664972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1847">
            <text:p>184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2488">
            <text:p>132578665248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2488">
            <text:p>132578665248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2488">
            <text:p>132578665248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2488">
            <text:p>132578665248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2488">
            <text:p>132578665248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2488">
            <text:p>132578665248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3913">
            <text:p>13257866539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3913">
            <text:p>13257866539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3913">
            <text:p>13257866539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3913">
            <text:p>13257866539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3913">
            <text:p>13257866539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63">
            <text:p>86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3913">
            <text:p>13257866539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67">
            <text:p>8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5668">
            <text:p>132578665566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5668">
            <text:p>132578665566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5668">
            <text:p>132578665566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5668">
            <text:p>132578665566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5668">
            <text:p>132578665566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5668">
            <text:p>132578665566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7540">
            <text:p>132578665754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7540">
            <text:p>132578665754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7540">
            <text:p>132578665754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7540">
            <text:p>132578665754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7540">
            <text:p>132578665754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306">
            <text:p>13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57540">
            <text:p>132578665754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0146">
            <text:p>132578666014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0146">
            <text:p>132578666014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0146">
            <text:p>132578666014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0146">
            <text:p>132578666014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0146">
            <text:p>132578666014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937">
            <text:p>9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0146">
            <text:p>132578666014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1994">
            <text:p>132578666199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1994">
            <text:p>132578666199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1994">
            <text:p>132578666199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1994">
            <text:p>132578666199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1994">
            <text:p>132578666199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1994">
            <text:p>132578666199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3345">
            <text:p>132578666334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3345">
            <text:p>132578666334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3345">
            <text:p>132578666334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3345">
            <text:p>132578666334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3345">
            <text:p>132578666334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3345">
            <text:p>132578666334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5053">
            <text:p>132578666505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5053">
            <text:p>132578666505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5053">
            <text:p>132578666505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5053">
            <text:p>132578666505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5053">
            <text:p>132578666505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5053">
            <text:p>132578666505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411">
            <text:p>14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8054">
            <text:p>132578666805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8054">
            <text:p>132578666805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8054">
            <text:p>132578666805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8054">
            <text:p>132578666805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8054">
            <text:p>132578666805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276">
            <text:p>127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68054">
            <text:p>132578666805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0654">
            <text:p>132578667065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0654">
            <text:p>132578667065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0654">
            <text:p>132578667065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0654">
            <text:p>132578667065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0654">
            <text:p>132578667065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147">
            <text:p>11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0654">
            <text:p>132578667065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2774">
            <text:p>132578667277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2774">
            <text:p>132578667277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2774">
            <text:p>132578667277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2774">
            <text:p>132578667277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2774">
            <text:p>132578667277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2774">
            <text:p>132578667277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4798">
            <text:p>1325786674798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4798">
            <text:p>132578667479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4798">
            <text:p>132578667479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4798">
            <text:p>132578667479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4798">
            <text:p>1325786674798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float" office:value="3022">
            <text:p>30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4798">
            <text:p>132578667479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1984">
            <text:p>198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9846">
            <text:p>132578667984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9846">
            <text:p>132578667984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9846">
            <text:p>132578667984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9846">
            <text:p>132578667984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9846">
            <text:p>132578667984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528">
            <text:p>15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79846">
            <text:p>132578667984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48">
            <text:p>104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2450">
            <text:p>132578668245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2450">
            <text:p>132578668245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2450">
            <text:p>132578668245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2450">
            <text:p>132578668245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2450">
            <text:p>132578668245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867">
            <text:p>86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2450">
            <text:p>132578668245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4117">
            <text:p>13257866841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4117">
            <text:p>13257866841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4117">
            <text:p>13257866841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4117">
            <text:p>13257866841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4117">
            <text:p>13257866841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4117">
            <text:p>13257866841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5611">
            <text:p>13257866856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5611">
            <text:p>13257866856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5611">
            <text:p>13257866856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5611">
            <text:p>13257866856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5611">
            <text:p>13257866856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5611">
            <text:p>13257866856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7229">
            <text:p>13257866872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7229">
            <text:p>13257866872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7229">
            <text:p>13257866872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7229">
            <text:p>13257866872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7229">
            <text:p>13257866872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7229">
            <text:p>13257866872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8743">
            <text:p>132578668874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8743">
            <text:p>132578668874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8743">
            <text:p>132578668874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8743">
            <text:p>132578668874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8743">
            <text:p>132578668874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57">
            <text:p>10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88743">
            <text:p>132578668874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0816">
            <text:p>132578669081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0816">
            <text:p>132578669081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0816">
            <text:p>132578669081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0816">
            <text:p>132578669081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0816">
            <text:p>132578669081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952">
            <text:p>9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0816">
            <text:p>132578669081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2680">
            <text:p>13257866926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2680">
            <text:p>13257866926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2680">
            <text:p>13257866926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2680">
            <text:p>13257866926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2680">
            <text:p>13257866926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2680">
            <text:p>13257866926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4389">
            <text:p>132578669438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4389">
            <text:p>132578669438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4389">
            <text:p>132578669438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4389">
            <text:p>132578669438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4389">
            <text:p>132578669438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4389">
            <text:p>132578669438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5944">
            <text:p>132578669594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5944">
            <text:p>132578669594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5944">
            <text:p>132578669594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5944">
            <text:p>132578669594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5944">
            <text:p>132578669594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126">
            <text:p>11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5944">
            <text:p>132578669594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96">
            <text:p>89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7994">
            <text:p>1325786697994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7994">
            <text:p>1325786697994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7994">
            <text:p>132578669799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7994">
            <text:p>132578669799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7994">
            <text:p>1325786697994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32">
            <text:p>132</text:p>
          </table:table-cell>
          <table:table-cell office:value-type="float" office:value="10130">
            <text:p>101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697994">
            <text:p>132578669799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1779">
            <text:p>177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09978">
            <text:p>132578670997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09978">
            <text:p>132578670997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09978">
            <text:p>132578670997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09978">
            <text:p>132578670997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09978">
            <text:p>132578670997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09978">
            <text:p>132578670997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1406">
            <text:p>132578671140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1406">
            <text:p>132578671140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1406">
            <text:p>132578671140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1406">
            <text:p>132578671140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1406">
            <text:p>132578671140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1406">
            <text:p>132578671140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3874">
            <text:p>132578671387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3874">
            <text:p>132578671387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3874">
            <text:p>132578671387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3874">
            <text:p>132578671387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3874">
            <text:p>132578671387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3874">
            <text:p>132578671387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5313">
            <text:p>13257867153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5313">
            <text:p>13257867153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5313">
            <text:p>13257867153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5313">
            <text:p>13257867153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5313">
            <text:p>13257867153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5313">
            <text:p>13257867153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6921">
            <text:p>132578671692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6921">
            <text:p>132578671692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6921">
            <text:p>132578671692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6921">
            <text:p>132578671692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6921">
            <text:p>132578671692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6921">
            <text:p>132578671692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171">
            <text:p>117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9334">
            <text:p>132578671933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9334">
            <text:p>132578671933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9334">
            <text:p>132578671933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9334">
            <text:p>132578671933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9334">
            <text:p>132578671933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19334">
            <text:p>132578671933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58">
            <text:p>65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0711">
            <text:p>1325786720711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0711">
            <text:p>13257867207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0711">
            <text:p>13257867207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0711">
            <text:p>13257867207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0711">
            <text:p>1325786720711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4765">
            <text:p>476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0711">
            <text:p>13257867207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7915">
            <text:p>13257867279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7915">
            <text:p>13257867279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7915">
            <text:p>13257867279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7915">
            <text:p>13257867279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7915">
            <text:p>13257867279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7915">
            <text:p>13257867279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9376">
            <text:p>132578672937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9376">
            <text:p>132578672937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9376">
            <text:p>132578672937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9376">
            <text:p>132578672937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9376">
            <text:p>132578672937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29376">
            <text:p>132578672937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31735">
            <text:p>132578673173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31735">
            <text:p>132578673173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31735">
            <text:p>132578673173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31735">
            <text:p>132578673173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31735">
            <text:p>132578673173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45">
            <text:p>7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.0</text:p>
          </table:table-cell>
          <table:table-cell office:value-type="float" office:value="1325786731735">
            <text:p>132578673173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3218">
            <text:p>1325786733218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3218">
            <text:p>1325786733218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3218">
            <text:p>1325786733218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3218">
            <text:p>1325786733218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3218">
            <text:p>1325786733218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385">
            <text:p>138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3218">
            <text:p>1325786733218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6053">
            <text:p>132578673605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6053">
            <text:p>132578673605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6053">
            <text:p>132578673605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6053">
            <text:p>132578673605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6053">
            <text:p>132578673605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6053">
            <text:p>132578673605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304">
            <text:p>130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8738">
            <text:p>132578673873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8738">
            <text:p>132578673873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8738">
            <text:p>132578673873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8738">
            <text:p>132578673873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8738">
            <text:p>132578673873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38738">
            <text:p>132578673873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445">
            <text:p>144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1768">
            <text:p>132578674176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1768">
            <text:p>1325786741768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1768">
            <text:p>1325786741768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1768">
            <text:p>1325786741768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1768">
            <text:p>132578674176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545">
            <text:p>15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1768">
            <text:p>1325786741768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465">
            <text:p>146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4810">
            <text:p>132578674481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4810">
            <text:p>132578674481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4810">
            <text:p>132578674481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4810">
            <text:p>132578674481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4810">
            <text:p>132578674481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759">
            <text:p>175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4810">
            <text:p>132578674481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629">
            <text:p>16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8234">
            <text:p>13257867482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8234">
            <text:p>13257867482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8234">
            <text:p>13257867482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8234">
            <text:p>13257867482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8234">
            <text:p>13257867482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333">
            <text:p>13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48234">
            <text:p>13257867482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0889">
            <text:p>1325786750889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0889">
            <text:p>1325786750889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0889">
            <text:p>1325786750889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0889">
            <text:p>1325786750889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0889">
            <text:p>1325786750889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325">
            <text:p>13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0889">
            <text:p>1325786750889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367">
            <text:p>13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3616">
            <text:p>132578675361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3616">
            <text:p>132578675361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3616">
            <text:p>132578675361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3616">
            <text:p>132578675361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3616">
            <text:p>132578675361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3616">
            <text:p>132578675361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462">
            <text:p>146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6701">
            <text:p>132578675670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6701">
            <text:p>1325786756701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6701">
            <text:p>1325786756701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6701">
            <text:p>1325786756701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6701">
            <text:p>132578675670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580">
            <text:p>15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6701">
            <text:p>1325786756701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9789">
            <text:p>132578675978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9789">
            <text:p>132578675978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9789">
            <text:p>132578675978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9789">
            <text:p>132578675978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9789">
            <text:p>132578675978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59789">
            <text:p>132578675978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2454">
            <text:p>132578676245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2454">
            <text:p>132578676245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2454">
            <text:p>132578676245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2454">
            <text:p>132578676245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2454">
            <text:p>132578676245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2454">
            <text:p>132578676245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335">
            <text:p>13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5235">
            <text:p>132578676523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5235">
            <text:p>132578676523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5235">
            <text:p>132578676523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5235">
            <text:p>132578676523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5235">
            <text:p>132578676523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570">
            <text:p>157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5235">
            <text:p>132578676523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8306">
            <text:p>132578676830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8306">
            <text:p>132578676830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8306">
            <text:p>132578676830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8306">
            <text:p>132578676830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8306">
            <text:p>132578676830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68306">
            <text:p>132578676830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1199">
            <text:p>1325786771199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1199">
            <text:p>132578677119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1199">
            <text:p>132578677119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1199">
            <text:p>132578677119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1199">
            <text:p>1325786771199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1199">
            <text:p>132578677119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345">
            <text:p>134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3932">
            <text:p>132578677393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3932">
            <text:p>1325786773932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3932">
            <text:p>1325786773932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3932">
            <text:p>1325786773932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3932">
            <text:p>132578677393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3932">
            <text:p>1325786773932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6825">
            <text:p>132578677682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6825">
            <text:p>132578677682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6825">
            <text:p>132578677682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6825">
            <text:p>132578677682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6825">
            <text:p>132578677682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363">
            <text:p>136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6825">
            <text:p>132578677682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398">
            <text:p>139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9620">
            <text:p>132578677962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9620">
            <text:p>132578677962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9620">
            <text:p>132578677962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9620">
            <text:p>132578677962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9620">
            <text:p>132578677962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79620">
            <text:p>132578677962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415">
            <text:p>14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2514">
            <text:p>132578678251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2514">
            <text:p>1325786782514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2514">
            <text:p>1325786782514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2514">
            <text:p>132578678251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2514">
            <text:p>132578678251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789">
            <text:p>178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2514">
            <text:p>132578678251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424">
            <text:p>14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5757">
            <text:p>132578678575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5757">
            <text:p>132578678575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5757">
            <text:p>132578678575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5757">
            <text:p>132578678575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5757">
            <text:p>132578678575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367">
            <text:p>136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5757">
            <text:p>132578678575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377">
            <text:p>137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8529">
            <text:p>132578678852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8529">
            <text:p>132578678852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8529">
            <text:p>132578678852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8529">
            <text:p>132578678852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8529">
            <text:p>132578678852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32">
            <text:p>12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88529">
            <text:p>132578678852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33">
            <text:p>12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1019">
            <text:p>132578679101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1019">
            <text:p>132578679101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1019">
            <text:p>1325786791019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1019">
            <text:p>1325786791019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1019">
            <text:p>132578679101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1019">
            <text:p>1325786791019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424">
            <text:p>14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3876">
            <text:p>132578679387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3876">
            <text:p>132578679387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3876">
            <text:p>132578679387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3876">
            <text:p>132578679387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3876">
            <text:p>132578679387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497">
            <text:p>149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3876">
            <text:p>132578679387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468">
            <text:p>146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6874">
            <text:p>132578679687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6874">
            <text:p>132578679687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6874">
            <text:p>132578679687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6874">
            <text:p>132578679687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6874">
            <text:p>132578679687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725">
            <text:p>17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796874">
            <text:p>132578679687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617">
            <text:p>16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0256">
            <text:p>1325786800256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0256">
            <text:p>1325786800256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0256">
            <text:p>1325786800256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0256">
            <text:p>1325786800256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0256">
            <text:p>1325786800256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3148">
            <text:p>314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0256">
            <text:p>1325786800256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5586">
            <text:p>1325786805586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5586">
            <text:p>1325786805586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5586">
            <text:p>132578680558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5586">
            <text:p>1325786805586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5586">
            <text:p>1325786805586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1921">
            <text:p>19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5586">
            <text:p>1325786805586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9017">
            <text:p>1325786809017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9017">
            <text:p>132578680901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9017">
            <text:p>132578680901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9017">
            <text:p>132578680901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9017">
            <text:p>1325786809017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577">
            <text:p>15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09017">
            <text:p>132578680901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477">
            <text:p>147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2100">
            <text:p>132578681210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2100">
            <text:p>132578681210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2100">
            <text:p>132578681210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2100">
            <text:p>132578681210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2100">
            <text:p>132578681210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637">
            <text:p>16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2100">
            <text:p>132578681210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5818">
            <text:p>132578681581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5818">
            <text:p>132578681581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5818">
            <text:p>132578681581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5818">
            <text:p>132578681581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5818">
            <text:p>132578681581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864">
            <text:p>186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5818">
            <text:p>132578681581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834">
            <text:p>18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9551">
            <text:p>1325786819551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9551">
            <text:p>1325786819551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9551">
            <text:p>1325786819551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9551">
            <text:p>1325786819551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9551">
            <text:p>1325786819551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922">
            <text:p>19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19551">
            <text:p>1325786819551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23464">
            <text:p>132578682346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23464">
            <text:p>132578682346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23464">
            <text:p>132578682346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23464">
            <text:p>132578682346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23464">
            <text:p>132578682346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143">
            <text:p>21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23464">
            <text:p>132578682346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684">
            <text:p>168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27323">
            <text:p>132578682732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27323">
            <text:p>132578682732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27323">
            <text:p>132578682732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27323">
            <text:p>132578682732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27323">
            <text:p>132578682732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27323">
            <text:p>132578682732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1638">
            <text:p>163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0884">
            <text:p>132578683088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0884">
            <text:p>132578683088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0884">
            <text:p>132578683088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0884">
            <text:p>132578683088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0884">
            <text:p>1325786830884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1876">
            <text:p>187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0884">
            <text:p>132578683088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4288">
            <text:p>132578683428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4288">
            <text:p>132578683428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4288">
            <text:p>132578683428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4288">
            <text:p>132578683428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4288">
            <text:p>132578683428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4288">
            <text:p>132578683428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7411">
            <text:p>132578683741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7411">
            <text:p>132578683741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7411">
            <text:p>132578683741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7411">
            <text:p>132578683741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7411">
            <text:p>132578683741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37411">
            <text:p>1325786837411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557">
            <text:p>155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0623">
            <text:p>132578684062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0623">
            <text:p>132578684062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0623">
            <text:p>132578684062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0623">
            <text:p>132578684062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0623">
            <text:p>132578684062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0623">
            <text:p>132578684062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402">
            <text:p>140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3435">
            <text:p>132578684343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3435">
            <text:p>132578684343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3435">
            <text:p>132578684343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3435">
            <text:p>132578684343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3435">
            <text:p>132578684343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536">
            <text:p>15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3435">
            <text:p>132578684343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6513">
            <text:p>132578684651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6513">
            <text:p>132578684651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6513">
            <text:p>132578684651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6513">
            <text:p>132578684651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6513">
            <text:p>132578684651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6513">
            <text:p>132578684651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9107">
            <text:p>132578684910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9107">
            <text:p>132578684910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9107">
            <text:p>132578684910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9107">
            <text:p>1325786849107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9107">
            <text:p>132578684910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49107">
            <text:p>1325786849107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1765">
            <text:p>176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2662">
            <text:p>132578685266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2662">
            <text:p>132578685266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2662">
            <text:p>132578685266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2662">
            <text:p>132578685266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2662">
            <text:p>132578685266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2662">
            <text:p>132578685266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5722">
            <text:p>132578685572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5722">
            <text:p>132578685572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5722">
            <text:p>132578685572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5722">
            <text:p>132578685572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5722">
            <text:p>1325786855722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695">
            <text:p>16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5722">
            <text:p>132578685572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585">
            <text:p>158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9032">
            <text:p>132578685903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9032">
            <text:p>1325786859032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9032">
            <text:p>1325786859032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9032">
            <text:p>1325786859032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9032">
            <text:p>132578685903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2948">
            <text:p>294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59032">
            <text:p>1325786859032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3899">
            <text:p>389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65936">
            <text:p>132578686593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65936">
            <text:p>132578686593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65936">
            <text:p>132578686593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65936">
            <text:p>132578686593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65936">
            <text:p>132578686593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65936">
            <text:p>132578686593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1483">
            <text:p>148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69076">
            <text:p>132578686907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69076">
            <text:p>132578686907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69076">
            <text:p>1325786869076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69076">
            <text:p>1325786869076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69076">
            <text:p>132578686907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69076">
            <text:p>1325786869076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72786">
            <text:p>1325786872786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72786">
            <text:p>1325786872786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72786">
            <text:p>1325786872786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72786">
            <text:p>1325786872786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72786">
            <text:p>1325786872786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office:value-type="float" office:value="2997">
            <text:p>299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72786">
            <text:p>1325786872786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2887">
            <text:p>288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78717">
            <text:p>132578687871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78717">
            <text:p>132578687871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78717">
            <text:p>132578687871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78717">
            <text:p>132578687871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78717">
            <text:p>132578687871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494">
            <text:p>14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78717">
            <text:p>132578687871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1686">
            <text:p>132578688168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1686">
            <text:p>132578688168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1686">
            <text:p>132578688168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1686">
            <text:p>132578688168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1686">
            <text:p>132578688168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403">
            <text:p>14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1686">
            <text:p>132578688168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374">
            <text:p>137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4494">
            <text:p>132578688449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4494">
            <text:p>132578688449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4494">
            <text:p>132578688449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4494">
            <text:p>132578688449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4494">
            <text:p>1325786884494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410">
            <text:p>14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4494">
            <text:p>132578688449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7297">
            <text:p>132578688729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7297">
            <text:p>132578688729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7297">
            <text:p>132578688729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7297">
            <text:p>132578688729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7297">
            <text:p>132578688729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87297">
            <text:p>132578688729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338">
            <text:p>133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90048">
            <text:p>1325786890048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90048">
            <text:p>132578689004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90048">
            <text:p>132578689004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90048">
            <text:p>132578689004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90048">
            <text:p>1325786890048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90048">
            <text:p>132578689004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318">
            <text:p>13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92773">
            <text:p>1325786892773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92773">
            <text:p>1325786892773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92773">
            <text:p>1325786892773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92773">
            <text:p>132578689277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92773">
            <text:p>1325786892773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547">
            <text:p>15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.0</text:p>
          </table:table-cell>
          <table:table-cell office:value-type="float" office:value="1325786892773">
            <text:p>132578689277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459">
            <text:p>145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895809">
            <text:p>132578689580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895809">
            <text:p>132578689580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895809">
            <text:p>1325786895809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895809">
            <text:p>1325786895809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895809">
            <text:p>132578689580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895809">
            <text:p>1325786895809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631">
            <text:p>16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899441">
            <text:p>1325786899441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899441">
            <text:p>132578689944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899441">
            <text:p>132578689944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899441">
            <text:p>132578689944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899441">
            <text:p>1325786899441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899441">
            <text:p>132578689944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02939">
            <text:p>132578690293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02939">
            <text:p>132578690293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02939">
            <text:p>132578690293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02939">
            <text:p>132578690293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02939">
            <text:p>132578690293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02939">
            <text:p>132578690293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06420">
            <text:p>132578690642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06420">
            <text:p>132578690642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06420">
            <text:p>132578690642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06420">
            <text:p>132578690642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06420">
            <text:p>132578690642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826">
            <text:p>18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06420">
            <text:p>132578690642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832">
            <text:p>183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0110">
            <text:p>132578691011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0110">
            <text:p>132578691011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0110">
            <text:p>132578691011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0110">
            <text:p>132578691011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0110">
            <text:p>132578691011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0110">
            <text:p>132578691011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3660">
            <text:p>132578691366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3660">
            <text:p>132578691366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3660">
            <text:p>132578691366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3660">
            <text:p>132578691366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3660">
            <text:p>132578691366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3660">
            <text:p>132578691366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7175">
            <text:p>132578691717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7175">
            <text:p>132578691717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7175">
            <text:p>132578691717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7175">
            <text:p>132578691717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7175">
            <text:p>132578691717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17175">
            <text:p>132578691717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923">
            <text:p>19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1129">
            <text:p>132578692112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1129">
            <text:p>132578692112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1129">
            <text:p>132578692112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1129">
            <text:p>132578692112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1129">
            <text:p>132578692112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1129">
            <text:p>132578692112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4463">
            <text:p>132578692446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4463">
            <text:p>132578692446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4463">
            <text:p>132578692446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4463">
            <text:p>132578692446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4463">
            <text:p>132578692446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729">
            <text:p>17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4463">
            <text:p>132578692446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858">
            <text:p>185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8083">
            <text:p>1325786928083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8083">
            <text:p>1325786928083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8083">
            <text:p>132578692808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8083">
            <text:p>132578692808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8083">
            <text:p>1325786928083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987">
            <text:p>198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28083">
            <text:p>132578692808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915">
            <text:p>19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32024">
            <text:p>1325786932024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32024">
            <text:p>132578693202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32024">
            <text:p>132578693202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32024">
            <text:p>132578693202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32024">
            <text:p>1325786932024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32024">
            <text:p>132578693202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35729">
            <text:p>1325786935729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35729">
            <text:p>1325786935729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35729">
            <text:p>1325786935729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35729">
            <text:p>132578693572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35729">
            <text:p>1325786935729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2061">
            <text:p>206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35729">
            <text:p>132578693572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2232">
            <text:p>223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0059">
            <text:p>132578694005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0059">
            <text:p>1325786940059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0059">
            <text:p>132578694005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0059">
            <text:p>132578694005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0059">
            <text:p>132578694005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1898">
            <text:p>189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0059">
            <text:p>132578694005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1832">
            <text:p>183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3822">
            <text:p>1325786943822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3822">
            <text:p>132578694382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3822">
            <text:p>132578694382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3822">
            <text:p>132578694382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3822">
            <text:p>1325786943822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848">
            <text:p>184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3822">
            <text:p>132578694382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2070">
            <text:p>207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7786">
            <text:p>132578694778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7786">
            <text:p>132578694778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7786">
            <text:p>132578694778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7786">
            <text:p>132578694778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7786">
            <text:p>132578694778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47786">
            <text:p>132578694778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725">
            <text:p>17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1262">
            <text:p>132578695126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1262">
            <text:p>132578695126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1262">
            <text:p>132578695126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1262">
            <text:p>132578695126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1262">
            <text:p>132578695126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688">
            <text:p>168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1262">
            <text:p>132578695126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684">
            <text:p>168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4665">
            <text:p>1325786954665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4665">
            <text:p>132578695466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4665">
            <text:p>132578695466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4665">
            <text:p>132578695466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4665">
            <text:p>1325786954665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834">
            <text:p>18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4665">
            <text:p>132578695466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8541">
            <text:p>132578695854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8541">
            <text:p>132578695854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8541">
            <text:p>1325786958541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8541">
            <text:p>1325786958541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8541">
            <text:p>132578695854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163">
            <text:p>216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58541">
            <text:p>1325786958541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2745">
            <text:p>1325786962745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2745">
            <text:p>1325786962745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2745">
            <text:p>1325786962745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2745">
            <text:p>1325786962745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2745">
            <text:p>1325786962745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2745">
            <text:p>1325786962745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6277">
            <text:p>132578696627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6277">
            <text:p>132578696627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6277">
            <text:p>132578696627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6277">
            <text:p>132578696627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6277">
            <text:p>132578696627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6277">
            <text:p>132578696627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1610">
            <text:p>16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9758">
            <text:p>132578696975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9758">
            <text:p>132578696975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9758">
            <text:p>1325786969758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9758">
            <text:p>1325786969758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9758">
            <text:p>132578696975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755">
            <text:p>17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69758">
            <text:p>1325786969758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769">
            <text:p>176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73313">
            <text:p>1325786973313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73313">
            <text:p>1325786973313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73313">
            <text:p>132578697331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73313">
            <text:p>132578697331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73313">
            <text:p>1325786973313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73313">
            <text:p>132578697331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76700">
            <text:p>1325786976700</text:p>
          </table:table-cell>
          <table:table-cell office:value-type="float" office:value="0">
            <text:p>0</text:p>
          </table:table-cell>
          <table:table-cell office:value-type="float" office:value="4370494">
            <text:p>4370494</text:p>
          </table:table-cell>
          <table:table-cell office:value-type="float" office:value="4370444">
            <text:p>4370444</text:p>
          </table:table-cell>
          <table:table-cell office:value-type="float" office:value="60000">
            <text:p>60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76700">
            <text:p>132578697670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76700">
            <text:p>132578697670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76700">
            <text:p>132578697670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76700">
            <text:p>132578697670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718">
            <text:p>17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6976700">
            <text:p>132578697670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617">
            <text:p>16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040074">
            <text:p>132578704007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040074">
            <text:p>132578704007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040074">
            <text:p>132578704007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040074">
            <text:p>132578704007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040074">
            <text:p>132578704007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2144">
            <text:p>214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040074">
            <text:p>132578704007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882">
            <text:p>188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044131">
            <text:p>1325787044131</text:p>
          </table:table-cell>
          <table:table-cell office:value-type="float" office:value="1">
            <text:p>1</text:p>
          </table:table-cell>
          <table:table-cell office:value-type="float" office:value="42324">
            <text:p>42324</text:p>
          </table:table-cell>
          <table:table-cell office:value-type="float" office:value="42260">
            <text:p>42260</text:p>
          </table:table-cell>
          <table:table-cell office:value-type="float" office:value="635">
            <text:p>6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044131">
            <text:p>1325787044131</text:p>
          </table:table-cell>
          <table:table-cell office:value-type="float" office:value="1">
            <text:p>1</text:p>
          </table:table-cell>
          <table:table-cell office:value-type="float" office:value="31638">
            <text:p>31638</text:p>
          </table:table-cell>
          <table:table-cell office:value-type="float" office:value="31581">
            <text:p>31581</text:p>
          </table:table-cell>
          <table:table-cell office:value-type="float" office:value="3999">
            <text:p>39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044131">
            <text:p>1325787044131</text:p>
          </table:table-cell>
          <table:table-cell office:value-type="float" office:value="1">
            <text:p>1</text:p>
          </table:table-cell>
          <table:table-cell office:value-type="float" office:value="39034">
            <text:p>39034</text:p>
          </table:table-cell>
          <table:table-cell office:value-type="float" office:value="38974">
            <text:p>38974</text:p>
          </table:table-cell>
          <table:table-cell office:value-type="float" office:value="3006">
            <text:p>300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044131">
            <text:p>1325787044131</text:p>
          </table:table-cell>
          <table:table-cell office:value-type="float" office:value="1">
            <text:p>1</text:p>
          </table:table-cell>
          <table:table-cell office:value-type="float" office:value="31410">
            <text:p>31410</text:p>
          </table:table-cell>
          <table:table-cell office:value-type="float" office:value="31350">
            <text:p>31350</text:p>
          </table:table-cell>
          <table:table-cell office:value-type="float" office:value="9370">
            <text:p>937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044131">
            <text:p>1325787044131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991">
            <text:p>991</text:p>
          </table:table-cell>
          <table:table-cell office:value-type="float" office:value="60003">
            <text:p>6000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044131">
            <text:p>1325787044131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1110">
            <text:p>1110</text:p>
          </table:table-cell>
          <table:table-cell office:value-type="float" office:value="60103">
            <text:p>6010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1262">
            <text:p>132578718126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1262">
            <text:p>132578718126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1262">
            <text:p>132578718126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1262">
            <text:p>132578718126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1262">
            <text:p>132578718126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836">
            <text:p>18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1262">
            <text:p>132578718126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809">
            <text:p>180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4940">
            <text:p>132578718494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4940">
            <text:p>132578718494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4940">
            <text:p>132578718494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4940">
            <text:p>132578718494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4940">
            <text:p>132578718494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574">
            <text:p>15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4940">
            <text:p>132578718494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607">
            <text:p>16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8153">
            <text:p>132578718815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8153">
            <text:p>132578718815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8153">
            <text:p>1325787188153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8153">
            <text:p>1325787188153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8153">
            <text:p>132578718815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880">
            <text:p>18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88153">
            <text:p>1325787188153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24">
            <text:p>24</text:p>
          </table:table-cell>
          <table:table-cell office:value-type="float" office:value="2755">
            <text:p>275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92828">
            <text:p>1325787192828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92828">
            <text:p>132578719282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92828">
            <text:p>132578719282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92828">
            <text:p>132578719282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92828">
            <text:p>1325787192828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2126">
            <text:p>21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92828">
            <text:p>132578719282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805">
            <text:p>180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96789">
            <text:p>132578719678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96789">
            <text:p>132578719678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96789">
            <text:p>132578719678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96789">
            <text:p>132578719678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96789">
            <text:p>132578719678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2187">
            <text:p>218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196789">
            <text:p>132578719678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2126">
            <text:p>21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01140">
            <text:p>132578720114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01140">
            <text:p>132578720114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01140">
            <text:p>132578720114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01140">
            <text:p>132578720114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01140">
            <text:p>132578720114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office:value-type="float" office:value="2777">
            <text:p>27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01140">
            <text:p>132578720114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2436">
            <text:p>24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06389">
            <text:p>132578720638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06389">
            <text:p>132578720638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06389">
            <text:p>132578720638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06389">
            <text:p>132578720638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06389">
            <text:p>132578720638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06389">
            <text:p>132578720638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824">
            <text:p>18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0138">
            <text:p>132578721013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0138">
            <text:p>132578721013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0138">
            <text:p>132578721013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0138">
            <text:p>132578721013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0138">
            <text:p>132578721013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033">
            <text:p>20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0138">
            <text:p>132578721013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1915">
            <text:p>19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4117">
            <text:p>132578721411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4117">
            <text:p>132578721411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4117">
            <text:p>1325787214117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4117">
            <text:p>1325787214117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4117">
            <text:p>132578721411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2035">
            <text:p>20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4117">
            <text:p>1325787214117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7862">
            <text:p>132578721786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7862">
            <text:p>132578721786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7862">
            <text:p>132578721786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7862">
            <text:p>132578721786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7862">
            <text:p>132578721786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699">
            <text:p>16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17862">
            <text:p>132578721786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718">
            <text:p>17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1308">
            <text:p>132578722130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1308">
            <text:p>132578722130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1308">
            <text:p>132578722130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1308">
            <text:p>132578722130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1308">
            <text:p>132578722130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1308">
            <text:p>132578722130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687">
            <text:p>168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4810">
            <text:p>132578722481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4810">
            <text:p>132578722481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4810">
            <text:p>132578722481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4810">
            <text:p>132578722481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4810">
            <text:p>132578722481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2088">
            <text:p>208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4810">
            <text:p>132578722481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2050">
            <text:p>20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8987">
            <text:p>1325787228987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8987">
            <text:p>132578722898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8987">
            <text:p>132578722898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8987">
            <text:p>132578722898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8987">
            <text:p>1325787228987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683">
            <text:p>16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28987">
            <text:p>132578722898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2487">
            <text:p>132578723248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2487">
            <text:p>132578723248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2487">
            <text:p>132578723248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2487">
            <text:p>132578723248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2487">
            <text:p>132578723248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2487">
            <text:p>132578723248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6004">
            <text:p>132578723600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6004">
            <text:p>132578723600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6004">
            <text:p>1325787236004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6004">
            <text:p>1325787236004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6004">
            <text:p>132578723600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880">
            <text:p>18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6004">
            <text:p>1325787236004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829">
            <text:p>18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9744">
            <text:p>132578723974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9744">
            <text:p>132578723974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9744">
            <text:p>132578723974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9744">
            <text:p>132578723974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9744">
            <text:p>132578723974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723">
            <text:p>17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39744">
            <text:p>132578723974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3173">
            <text:p>132578724317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3173">
            <text:p>132578724317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3173">
            <text:p>132578724317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3173">
            <text:p>132578724317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3173">
            <text:p>132578724317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799">
            <text:p>17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3173">
            <text:p>132578724317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039">
            <text:p>10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6042">
            <text:p>132578724604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6042">
            <text:p>132578724604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6042">
            <text:p>132578724604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6042">
            <text:p>132578724604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6042">
            <text:p>132578724604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1805">
            <text:p>180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6042">
            <text:p>132578724604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1752">
            <text:p>175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9629">
            <text:p>132578724962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9629">
            <text:p>132578724962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9629">
            <text:p>1325787249629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9629">
            <text:p>1325787249629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9629">
            <text:p>132578724962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802">
            <text:p>180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49629">
            <text:p>1325787249629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733">
            <text:p>17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53194">
            <text:p>1325787253194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53194">
            <text:p>132578725319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53194">
            <text:p>132578725319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53194">
            <text:p>132578725319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53194">
            <text:p>1325787253194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8">
            <text:p>18</text:p>
          </table:table-cell>
          <table:table-cell office:value-type="float" office:value="2515">
            <text:p>25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53194">
            <text:p>132578725319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2413">
            <text:p>24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58159">
            <text:p>1325787258159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  <table:table-cell office:value-type="float" office:value="462">
            <text:p>46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58159">
            <text:p>1325787258159</text:p>
          </table:table-cell>
          <table:table-cell office:value-type="float" office:value="1">
            <text:p>1</text:p>
          </table:table-cell>
          <table:table-cell office:value-type="float" office:value="711">
            <text:p>711</text:p>
          </table:table-cell>
          <table:table-cell office:value-type="float" office:value="654">
            <text:p>65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58159">
            <text:p>1325787258159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float" office:value="1281">
            <text:p>128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58159">
            <text:p>1325787258159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174">
            <text:p>17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58159">
            <text:p>1325787258159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  <table:table-cell office:value-type="float" office:value="462">
            <text:p>462</text:p>
          </table:table-cell>
          <table:table-cell office:value-type="float" office:value="26933">
            <text:p>269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58159">
            <text:p>1325787258159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174">
            <text:p>174</text:p>
          </table:table-cell>
          <table:table-cell office:value-type="float" office:value="10471">
            <text:p>1047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95822">
            <text:p>132578729582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95822">
            <text:p>132578729582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95822">
            <text:p>132578729582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95822">
            <text:p>132578729582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95822">
            <text:p>132578729582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1961">
            <text:p>196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95822">
            <text:p>132578729582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99810">
            <text:p>132578729981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99810">
            <text:p>132578729981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99810">
            <text:p>132578729981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99810">
            <text:p>132578729981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99810">
            <text:p>132578729981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299810">
            <text:p>132578729981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783">
            <text:p>178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303317">
            <text:p>1325787303317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303317">
            <text:p>1325787303317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303317">
            <text:p>1325787303317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303317">
            <text:p>1325787303317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303317">
            <text:p>1325787303317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2154">
            <text:p>215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303317">
            <text:p>1325787303317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2101">
            <text:p>21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307612">
            <text:p>132578730761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307612">
            <text:p>132578730761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307612">
            <text:p>132578730761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307612">
            <text:p>132578730761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307612">
            <text:p>132578730761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762">
            <text:p>17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.0</text:p>
          </table:table-cell>
          <table:table-cell office:value-type="float" office:value="1325787307612">
            <text:p>132578730761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785">
            <text:p>178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11194">
            <text:p>132578731119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11194">
            <text:p>132578731119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11194">
            <text:p>132578731119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11194">
            <text:p>132578731119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11194">
            <text:p>132578731119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8227">
            <text:p>82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11194">
            <text:p>132578731119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7983">
            <text:p>798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27461">
            <text:p>1325787327461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27461">
            <text:p>1325787327461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27461">
            <text:p>1325787327461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27461">
            <text:p>1325787327461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27461">
            <text:p>1325787327461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office:value-type="float" office:value="21120">
            <text:p>211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27461">
            <text:p>1325787327461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6">
            <text:p>36</text:p>
          </table:table-cell>
          <table:table-cell office:value-type="float" office:value="16072">
            <text:p>1607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64753">
            <text:p>132578736475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64753">
            <text:p>132578736475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64753">
            <text:p>132578736475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64753">
            <text:p>132578736475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64753">
            <text:p>132578736475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6611">
            <text:p>66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64753">
            <text:p>132578736475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6572">
            <text:p>657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77985">
            <text:p>132578737798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77985">
            <text:p>132578737798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77985">
            <text:p>132578737798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77985">
            <text:p>132578737798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77985">
            <text:p>132578737798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978">
            <text:p>59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77985">
            <text:p>132578737798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6063">
            <text:p>606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90070">
            <text:p>132578739007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90070">
            <text:p>132578739007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90070">
            <text:p>132578739007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90070">
            <text:p>132578739007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90070">
            <text:p>132578739007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9412">
            <text:p>94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390070">
            <text:p>132578739007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8922">
            <text:p>89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08464">
            <text:p>1325787408464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08464">
            <text:p>132578740846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08464">
            <text:p>132578740846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08464">
            <text:p>132578740846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08464">
            <text:p>1325787408464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26920">
            <text:p>269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08464">
            <text:p>132578740846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office:value-type="float" office:value="23137">
            <text:p>231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58655">
            <text:p>132578745865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58655">
            <text:p>132578745865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58655">
            <text:p>132578745865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58655">
            <text:p>132578745865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58655">
            <text:p>132578745865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58655">
            <text:p>132578745865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101">
            <text:p>61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71005">
            <text:p>132578747100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71005">
            <text:p>132578747100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71005">
            <text:p>132578747100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71005">
            <text:p>132578747100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71005">
            <text:p>132578747100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6619">
            <text:p>66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71005">
            <text:p>132578747100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6701">
            <text:p>67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84371">
            <text:p>132578748437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84371">
            <text:p>132578748437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84371">
            <text:p>132578748437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84371">
            <text:p>132578748437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84371">
            <text:p>132578748437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7178">
            <text:p>71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84371">
            <text:p>132578748437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98402">
            <text:p>132578749840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98402">
            <text:p>132578749840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98402">
            <text:p>132578749840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98402">
            <text:p>132578749840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98402">
            <text:p>132578749840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184">
            <text:p>818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498402">
            <text:p>132578749840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8042">
            <text:p>80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514684">
            <text:p>132578751468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514684">
            <text:p>132578751468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514684">
            <text:p>132578751468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514684">
            <text:p>132578751468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514684">
            <text:p>132578751468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470">
            <text:p>547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514684">
            <text:p>132578751468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261">
            <text:p>52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525458">
            <text:p>1325787525458</text:p>
          </table:table-cell>
          <table:table-cell office:value-type="float" office:value="1">
            <text:p>1</text:p>
          </table:table-cell>
          <table:table-cell office:value-type="float" office:value="205356">
            <text:p>205356</text:p>
          </table:table-cell>
          <table:table-cell office:value-type="float" office:value="205320">
            <text:p>205320</text:p>
          </table:table-cell>
          <table:table-cell office:value-type="float" office:value="4896">
            <text:p>48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525458">
            <text:p>1325787525458</text:p>
          </table:table-cell>
          <table:table-cell office:value-type="float" office:value="1">
            <text:p>1</text:p>
          </table:table-cell>
          <table:table-cell office:value-type="float" office:value="141563">
            <text:p>141563</text:p>
          </table:table-cell>
          <table:table-cell office:value-type="float" office:value="141528">
            <text:p>141528</text:p>
          </table:table-cell>
          <table:table-cell office:value-type="float" office:value="56709">
            <text:p>567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525458">
            <text:p>1325787525458</text:p>
          </table:table-cell>
          <table:table-cell office:value-type="float" office:value="0">
            <text:p>0</text:p>
          </table:table-cell>
          <table:table-cell office:value-type="float" office:value="292823">
            <text:p>292823</text:p>
          </table:table-cell>
          <table:table-cell office:value-type="float" office:value="292786">
            <text:p>292786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525458">
            <text:p>1325787525458</text:p>
          </table:table-cell>
          <table:table-cell office:value-type="float" office:value="0">
            <text:p>0</text:p>
          </table:table-cell>
          <table:table-cell office:value-type="float" office:value="58418">
            <text:p>58418</text:p>
          </table:table-cell>
          <table:table-cell office:value-type="float" office:value="58388">
            <text:p>58388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525458">
            <text:p>1325787525458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51">
            <text:p>151</text:p>
          </table:table-cell>
          <table:table-cell office:value-type="float" office:value="60937">
            <text:p>609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525458">
            <text:p>1325787525458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152">
            <text:p>152</text:p>
          </table:table-cell>
          <table:table-cell office:value-type="float" office:value="60197">
            <text:p>6019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28219">
            <text:p>132578782821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28219">
            <text:p>132578782821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28219">
            <text:p>132578782821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28219">
            <text:p>132578782821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28219">
            <text:p>132578782821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6241">
            <text:p>62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28219">
            <text:p>132578782821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953">
            <text:p>595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40465">
            <text:p>1325787840465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40465">
            <text:p>1325787840465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40465">
            <text:p>1325787840465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40465">
            <text:p>1325787840465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40465">
            <text:p>1325787840465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10055">
            <text:p>100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40465">
            <text:p>1325787840465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9395">
            <text:p>939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59976">
            <text:p>132578785997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59976">
            <text:p>132578785997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59976">
            <text:p>132578785997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59976">
            <text:p>132578785997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59976">
            <text:p>132578785997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9960">
            <text:p>99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59976">
            <text:p>132578785997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8977">
            <text:p>897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78976">
            <text:p>132578787897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78976">
            <text:p>132578787897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78976">
            <text:p>1325787878976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78976">
            <text:p>1325787878976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78976">
            <text:p>132578787897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8438">
            <text:p>84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78976">
            <text:p>1325787878976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8073">
            <text:p>807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95542">
            <text:p>132578789554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95542">
            <text:p>132578789554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95542">
            <text:p>132578789554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95542">
            <text:p>132578789554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95542">
            <text:p>132578789554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9098">
            <text:p>909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895542">
            <text:p>132578789554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913295">
            <text:p>132578791329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913295">
            <text:p>132578791329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913295">
            <text:p>132578791329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913295">
            <text:p>132578791329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913295">
            <text:p>132578791329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6561">
            <text:p>656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913295">
            <text:p>132578791329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6439">
            <text:p>64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926343">
            <text:p>1325787926343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926343">
            <text:p>1325787926343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926343">
            <text:p>1325787926343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97">
            <text:p>9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926343">
            <text:p>1325787926343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97">
            <text:p>97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926343">
            <text:p>1325787926343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39499">
            <text:p>394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7926343">
            <text:p>1325787926343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97">
            <text:p>97</text:p>
          </table:table-cell>
          <table:table-cell office:value-type="float" office:value="40602">
            <text:p>4060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06654">
            <text:p>132578800665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06654">
            <text:p>132578800665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06654">
            <text:p>132578800665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06654">
            <text:p>132578800665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06654">
            <text:p>132578800665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7277">
            <text:p>72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06654">
            <text:p>1325788006654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7254">
            <text:p>725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21235">
            <text:p>132578802123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21235">
            <text:p>132578802123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21235">
            <text:p>132578802123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21235">
            <text:p>132578802123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21235">
            <text:p>132578802123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383">
            <text:p>53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21235">
            <text:p>132578802123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411">
            <text:p>54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32072">
            <text:p>132578803207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32072">
            <text:p>132578803207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32072">
            <text:p>132578803207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32072">
            <text:p>132578803207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32072">
            <text:p>132578803207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756">
            <text:p>675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32072">
            <text:p>132578803207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638">
            <text:p>663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45514">
            <text:p>132578804551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45514">
            <text:p>132578804551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45514">
            <text:p>132578804551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45514">
            <text:p>132578804551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45514">
            <text:p>132578804551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7297">
            <text:p>729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45514">
            <text:p>132578804551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6873">
            <text:p>687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59736">
            <text:p>1325788059736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59736">
            <text:p>1325788059736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59736">
            <text:p>1325788059736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59736">
            <text:p>1325788059736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59736">
            <text:p>1325788059736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9793">
            <text:p>979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59736">
            <text:p>1325788059736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8040">
            <text:p>80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77629">
            <text:p>13257880776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77629">
            <text:p>13257880776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77629">
            <text:p>13257880776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77629">
            <text:p>13257880776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77629">
            <text:p>13257880776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698">
            <text:p>569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77629">
            <text:p>13257880776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419">
            <text:p>54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88789">
            <text:p>132578808878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88789">
            <text:p>132578808878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88789">
            <text:p>132578808878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88789">
            <text:p>132578808878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88789">
            <text:p>132578808878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088789">
            <text:p>132578808878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477">
            <text:p>547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00607">
            <text:p>132578810060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00607">
            <text:p>132578810060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00607">
            <text:p>132578810060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00607">
            <text:p>132578810060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00607">
            <text:p>132578810060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129">
            <text:p>61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00607">
            <text:p>132578810060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621">
            <text:p>56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12400">
            <text:p>132578811240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12400">
            <text:p>132578811240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12400">
            <text:p>132578811240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12400">
            <text:p>132578811240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12400">
            <text:p>132578811240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7341">
            <text:p>73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12400">
            <text:p>132578811240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6937">
            <text:p>69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26726">
            <text:p>132578812672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26726">
            <text:p>132578812672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26726">
            <text:p>1325788126726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26726">
            <text:p>1325788126726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26726">
            <text:p>132578812672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15680">
            <text:p>156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26726">
            <text:p>1325788126726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office:value-type="float" office:value="14737">
            <text:p>147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57230">
            <text:p>1325788157230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57230">
            <text:p>1325788157230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101">
            <text:p>10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57230">
            <text:p>1325788157230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57230">
            <text:p>1325788157230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101">
            <text:p>10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57230">
            <text:p>1325788157230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129">
            <text:p>129</text:p>
          </table:table-cell>
          <table:table-cell office:value-type="float" office:value="53720">
            <text:p>537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157230">
            <text:p>1325788157230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101">
            <text:p>101</text:p>
          </table:table-cell>
          <table:table-cell office:value-type="float" office:value="41244">
            <text:p>4124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52411">
            <text:p>1325788252411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52411">
            <text:p>1325788252411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52411">
            <text:p>1325788252411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52411">
            <text:p>1325788252411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52411">
            <text:p>1325788252411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9108">
            <text:p>91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52411">
            <text:p>1325788252411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8807">
            <text:p>88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70385">
            <text:p>132578827038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70385">
            <text:p>132578827038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70385">
            <text:p>132578827038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70385">
            <text:p>132578827038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70385">
            <text:p>132578827038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7421">
            <text:p>74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70385">
            <text:p>132578827038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7016">
            <text:p>70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84876">
            <text:p>132578828487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84876">
            <text:p>132578828487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84876">
            <text:p>132578828487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84876">
            <text:p>132578828487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84876">
            <text:p>132578828487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8327">
            <text:p>83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284876">
            <text:p>132578828487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8028">
            <text:p>80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01286">
            <text:p>132578830128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01286">
            <text:p>132578830128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01286">
            <text:p>132578830128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01286">
            <text:p>132578830128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01286">
            <text:p>132578830128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6981">
            <text:p>698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01286">
            <text:p>132578830128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7243">
            <text:p>72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15559">
            <text:p>132578831555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15559">
            <text:p>132578831555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15559">
            <text:p>132578831555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15559">
            <text:p>132578831555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15559">
            <text:p>132578831555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135">
            <text:p>61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15559">
            <text:p>132578831555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841">
            <text:p>584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27579">
            <text:p>1325788327579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27579">
            <text:p>1325788327579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27579">
            <text:p>1325788327579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27579">
            <text:p>1325788327579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27579">
            <text:p>1325788327579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14127">
            <text:p>141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27579">
            <text:p>1325788327579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15532">
            <text:p>1553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57324">
            <text:p>132578835732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57324">
            <text:p>132578835732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57324">
            <text:p>132578835732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57324">
            <text:p>132578835732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57324">
            <text:p>132578835732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571">
            <text:p>557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57324">
            <text:p>132578835732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477">
            <text:p>547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68414">
            <text:p>132578836841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68414">
            <text:p>132578836841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68414">
            <text:p>132578836841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68414">
            <text:p>132578836841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68414">
            <text:p>132578836841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6464">
            <text:p>646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68414">
            <text:p>132578836841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6321">
            <text:p>63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81244">
            <text:p>132578838124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81244">
            <text:p>132578838124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81244">
            <text:p>132578838124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81244">
            <text:p>132578838124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81244">
            <text:p>132578838124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6065">
            <text:p>606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81244">
            <text:p>132578838124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745">
            <text:p>574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93098">
            <text:p>132578839309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93098">
            <text:p>132578839309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93098">
            <text:p>132578839309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93098">
            <text:p>132578839309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93098">
            <text:p>132578839309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7870">
            <text:p>787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393098">
            <text:p>132578839309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7711">
            <text:p>77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08732">
            <text:p>1325788408732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08732">
            <text:p>1325788408732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08732">
            <text:p>132578840873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08732">
            <text:p>132578840873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08732">
            <text:p>1325788408732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9711">
            <text:p>97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08732">
            <text:p>132578840873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111">
            <text:p>71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25611">
            <text:p>13257884256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25611">
            <text:p>13257884256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25611">
            <text:p>13257884256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25611">
            <text:p>13257884256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25611">
            <text:p>13257884256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25611">
            <text:p>13257884256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6779">
            <text:p>677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39332">
            <text:p>132578843933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39332">
            <text:p>132578843933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39332">
            <text:p>132578843933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39332">
            <text:p>132578843933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39332">
            <text:p>132578843933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9066">
            <text:p>906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39332">
            <text:p>132578843933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8501">
            <text:p>85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56956">
            <text:p>1325788456956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56956">
            <text:p>1325788456956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56956">
            <text:p>1325788456956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56956">
            <text:p>1325788456956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56956">
            <text:p>1325788456956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8313">
            <text:p>83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56956">
            <text:p>1325788456956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8198">
            <text:p>819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73523">
            <text:p>1325788473523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73523">
            <text:p>1325788473523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73523">
            <text:p>1325788473523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73523">
            <text:p>1325788473523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43">
            <text:p>4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73523">
            <text:p>1325788473523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45">
            <text:p>145</text:p>
          </table:table-cell>
          <table:table-cell office:value-type="float" office:value="59695">
            <text:p>5969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473523">
            <text:p>1325788473523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43">
            <text:p>43</text:p>
          </table:table-cell>
          <table:table-cell office:value-type="float" office:value="21837">
            <text:p>218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55169">
            <text:p>132578855516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55169">
            <text:p>132578855516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55169">
            <text:p>132578855516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55169">
            <text:p>132578855516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55169">
            <text:p>132578855516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741">
            <text:p>77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55169">
            <text:p>132578855516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607">
            <text:p>76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70585">
            <text:p>132578857058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70585">
            <text:p>132578857058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70585">
            <text:p>132578857058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70585">
            <text:p>132578857058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70585">
            <text:p>132578857058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8889">
            <text:p>888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70585">
            <text:p>132578857058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8322">
            <text:p>83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87851">
            <text:p>132578858785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87851">
            <text:p>132578858785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87851">
            <text:p>132578858785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87851">
            <text:p>132578858785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87851">
            <text:p>132578858785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185">
            <text:p>618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587851">
            <text:p>132578858785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600058">
            <text:p>132578860005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600058">
            <text:p>132578860005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600058">
            <text:p>132578860005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600058">
            <text:p>132578860005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600058">
            <text:p>132578860005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8443">
            <text:p>84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600058">
            <text:p>132578860005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8312">
            <text:p>83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616865">
            <text:p>132578861686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616865">
            <text:p>132578861686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616865">
            <text:p>132578861686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616865">
            <text:p>132578861686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616865">
            <text:p>132578861686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241">
            <text:p>62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3.0</text:p>
          </table:table-cell>
          <table:table-cell office:value-type="float" office:value="1325788616865">
            <text:p>132578861686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916">
            <text:p>59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29066">
            <text:p>1325788629066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29066">
            <text:p>1325788629066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29066">
            <text:p>1325788629066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29066">
            <text:p>1325788629066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29066">
            <text:p>1325788629066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13420">
            <text:p>134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29066">
            <text:p>1325788629066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office:value-type="float" office:value="17505">
            <text:p>1750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60082">
            <text:p>1325788660082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60082">
            <text:p>1325788660082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60082">
            <text:p>1325788660082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60082">
            <text:p>1325788660082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60082">
            <text:p>1325788660082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14480">
            <text:p>144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60082">
            <text:p>1325788660082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14011">
            <text:p>140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88663">
            <text:p>132578868866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88663">
            <text:p>132578868866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88663">
            <text:p>132578868866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88663">
            <text:p>1325788688663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88663">
            <text:p>132578868866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7">
            <text:p>27</text:p>
          </table:table-cell>
          <table:table-cell office:value-type="float" office:value="20480">
            <text:p>204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688663">
            <text:p>1325788688663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office:value-type="float" office:value="18374">
            <text:p>1837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27624">
            <text:p>1325788727624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27624">
            <text:p>132578872762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27624">
            <text:p>1325788727624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27624">
            <text:p>1325788727624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27624">
            <text:p>1325788727624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office:value-type="float" office:value="17437">
            <text:p>174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27624">
            <text:p>1325788727624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 office:value-type="float" office:value="16865">
            <text:p>1686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62014">
            <text:p>1325788762014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62014">
            <text:p>132578876201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62014">
            <text:p>132578876201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62014">
            <text:p>132578876201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62014">
            <text:p>132578876201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2">
            <text:p>12</text:p>
          </table:table-cell>
          <table:table-cell office:value-type="float" office:value="16677">
            <text:p>166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62014">
            <text:p>132578876201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17021">
            <text:p>170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95807">
            <text:p>1325788795807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95807">
            <text:p>1325788795807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95807">
            <text:p>1325788795807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95807">
            <text:p>1325788795807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95807">
            <text:p>1325788795807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14882">
            <text:p>1488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795807">
            <text:p>1325788795807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14705">
            <text:p>1470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25478">
            <text:p>1325788825478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25478">
            <text:p>1325788825478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25478">
            <text:p>1325788825478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25478">
            <text:p>132578882547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25478">
            <text:p>1325788825478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3569">
            <text:p>135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25478">
            <text:p>132578882547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3502">
            <text:p>1350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52630">
            <text:p>132578885263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52630">
            <text:p>132578885263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52630">
            <text:p>132578885263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52630">
            <text:p>132578885263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52630">
            <text:p>132578885263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3239">
            <text:p>132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52630">
            <text:p>132578885263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3263">
            <text:p>1326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79219">
            <text:p>132578887921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79219">
            <text:p>1325788879219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79219">
            <text:p>1325788879219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79219">
            <text:p>1325788879219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79219">
            <text:p>132578887921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5998">
            <text:p>1599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879219">
            <text:p>1325788879219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float" office:value="14893">
            <text:p>1489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910195">
            <text:p>1325788910195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910195">
            <text:p>1325788910195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910195">
            <text:p>1325788910195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910195">
            <text:p>1325788910195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float" office:value="348">
            <text:p>348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910195">
            <text:p>1325788910195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62">
            <text:p>62</text:p>
          </table:table-cell>
          <table:table-cell office:value-type="float" office:value="28824">
            <text:p>288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910195">
            <text:p>1325788910195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193">
            <text:p>193</text:p>
          </table:table-cell>
          <table:table-cell office:value-type="float" office:value="60050">
            <text:p>600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999404">
            <text:p>1325788999404</text:p>
          </table:table-cell>
          <table:table-cell office:value-type="float" office:value="1">
            <text:p>1</text:p>
          </table:table-cell>
          <table:table-cell office:value-type="float" office:value="775">
            <text:p>775</text:p>
          </table:table-cell>
          <table:table-cell office:value-type="float" office:value="689">
            <text:p>689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999404">
            <text:p>1325788999404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117">
            <text:p>11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999404">
            <text:p>1325788999404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123">
            <text:p>1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999404">
            <text:p>1325788999404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74">
            <text:p>174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999404">
            <text:p>1325788999404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157">
            <text:p>157</text:p>
          </table:table-cell>
          <table:table-cell office:value-type="float" office:value="52545">
            <text:p>525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8999404">
            <text:p>1325788999404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74">
            <text:p>174</text:p>
          </table:table-cell>
          <table:table-cell office:value-type="float" office:value="55262">
            <text:p>5526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07465">
            <text:p>1325789107465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07465">
            <text:p>1325789107465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07465">
            <text:p>1325789107465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07465">
            <text:p>1325789107465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07465">
            <text:p>1325789107465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13938">
            <text:p>139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07465">
            <text:p>1325789107465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14118">
            <text:p>141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35606">
            <text:p>1325789135606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35606">
            <text:p>1325789135606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35606">
            <text:p>1325789135606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35606">
            <text:p>1325789135606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35606">
            <text:p>1325789135606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3657">
            <text:p>136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35606">
            <text:p>1325789135606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3237">
            <text:p>132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62585">
            <text:p>1325789162585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62585">
            <text:p>1325789162585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62585">
            <text:p>1325789162585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62585">
            <text:p>1325789162585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62585">
            <text:p>1325789162585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3">
            <text:p>23</text:p>
          </table:table-cell>
          <table:table-cell office:value-type="float" office:value="20939">
            <text:p>209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162585">
            <text:p>1325789162585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office:value-type="float" office:value="17496">
            <text:p>1749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01122">
            <text:p>1325789201122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01122">
            <text:p>1325789201122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01122">
            <text:p>1325789201122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01122">
            <text:p>1325789201122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01122">
            <text:p>1325789201122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14165">
            <text:p>1416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01122">
            <text:p>1325789201122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14171">
            <text:p>1417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29539">
            <text:p>1325789229539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29539">
            <text:p>1325789229539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29539">
            <text:p>1325789229539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29539">
            <text:p>1325789229539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29539">
            <text:p>1325789229539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  <table:table-cell office:value-type="float" office:value="21891">
            <text:p>2189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29539">
            <text:p>1325789229539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14385">
            <text:p>1438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65908">
            <text:p>1325789265908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65908">
            <text:p>1325789265908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65908">
            <text:p>1325789265908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65908">
            <text:p>1325789265908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65908">
            <text:p>1325789265908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15058">
            <text:p>1505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65908">
            <text:p>1325789265908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14673">
            <text:p>1467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95724">
            <text:p>132578929572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95724">
            <text:p>132578929572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95724">
            <text:p>132578929572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95724">
            <text:p>132578929572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95724">
            <text:p>132578929572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3415">
            <text:p>134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295724">
            <text:p>132578929572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3178">
            <text:p>1317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322393">
            <text:p>1325789322393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322393">
            <text:p>1325789322393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322393">
            <text:p>1325789322393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322393">
            <text:p>1325789322393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322393">
            <text:p>1325789322393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16278">
            <text:p>162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322393">
            <text:p>1325789322393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14417">
            <text:p>144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353173">
            <text:p>1325789353173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386">
            <text:p>38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353173">
            <text:p>1325789353173</text:p>
          </table:table-cell>
          <table:table-cell office:value-type="float" office:value="1">
            <text:p>1</text:p>
          </table:table-cell>
          <table:table-cell office:value-type="float" office:value="755">
            <text:p>755</text:p>
          </table:table-cell>
          <table:table-cell office:value-type="float" office:value="671">
            <text:p>671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353173">
            <text:p>1325789353173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office:value-type="float" office:value="646">
            <text:p>646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353173">
            <text:p>1325789353173</text:p>
          </table:table-cell>
          <table:table-cell office:value-type="float" office:value="1">
            <text:p>1</text:p>
          </table:table-cell>
          <table:table-cell office:value-type="float" office:value="1132">
            <text:p>1132</text:p>
          </table:table-cell>
          <table:table-cell office:value-type="float" office:value="1051">
            <text:p>1051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353173">
            <text:p>132578935317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9">
            <text:p>179</text:p>
          </table:table-cell>
          <table:table-cell office:value-type="float" office:value="60093">
            <text:p>6009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353173">
            <text:p>1325789353173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70">
            <text:p>170</text:p>
          </table:table-cell>
          <table:table-cell office:value-type="float" office:value="60198">
            <text:p>6019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474677">
            <text:p>1325789474677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474677">
            <text:p>1325789474677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474677">
            <text:p>1325789474677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474677">
            <text:p>1325789474677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474677">
            <text:p>1325789474677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13956">
            <text:p>1395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474677">
            <text:p>1325789474677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13563">
            <text:p>1356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02280">
            <text:p>1325789502280</text:p>
          </table:table-cell>
          <table:table-cell office:value-type="float" office:value="1">
            <text:p>1</text:p>
          </table:table-cell>
          <table:table-cell office:value-type="float" office:value="9861">
            <text:p>9861</text:p>
          </table:table-cell>
          <table:table-cell office:value-type="float" office:value="9779">
            <text:p>9779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02280">
            <text:p>132578950228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02280">
            <text:p>132578950228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02280">
            <text:p>132578950228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02280">
            <text:p>132578950228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15735">
            <text:p>157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02280">
            <text:p>132578950228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2512">
            <text:p>125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30780">
            <text:p>132578953078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30780">
            <text:p>1325789530780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30780">
            <text:p>132578953078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30780">
            <text:p>132578953078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30780">
            <text:p>132578953078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5">
            <text:p>15</text:p>
          </table:table-cell>
          <table:table-cell office:value-type="float" office:value="17108">
            <text:p>171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30780">
            <text:p>132578953078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15">
            <text:p>15</text:p>
          </table:table-cell>
          <table:table-cell office:value-type="float" office:value="16884">
            <text:p>1688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64876">
            <text:p>1325789564876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64876">
            <text:p>132578956487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64876">
            <text:p>1325789564876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64876">
            <text:p>1325789564876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64876">
            <text:p>1325789564876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14493">
            <text:p>1449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64876">
            <text:p>1325789564876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13675">
            <text:p>1367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93123">
            <text:p>132578959312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93123">
            <text:p>132578959312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93123">
            <text:p>132578959312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93123">
            <text:p>132578959312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93123">
            <text:p>132578959312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2639">
            <text:p>126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593123">
            <text:p>132578959312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2166">
            <text:p>1216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18003">
            <text:p>1325789618003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18003">
            <text:p>1325789618003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18003">
            <text:p>1325789618003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18003">
            <text:p>1325789618003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18003">
            <text:p>1325789618003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2692">
            <text:p>1269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18003">
            <text:p>1325789618003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2856">
            <text:p>128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43625">
            <text:p>1325789643625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43625">
            <text:p>1325789643625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43625">
            <text:p>1325789643625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43625">
            <text:p>1325789643625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43625">
            <text:p>1325789643625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float" office:value="17622">
            <text:p>1762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43625">
            <text:p>1325789643625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office:value-type="float" office:value="17078">
            <text:p>1707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78427">
            <text:p>1325789678427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78427">
            <text:p>1325789678427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78427">
            <text:p>1325789678427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78427">
            <text:p>1325789678427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78427">
            <text:p>1325789678427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33">
            <text:p>33</text:p>
          </table:table-cell>
          <table:table-cell office:value-type="float" office:value="21012">
            <text:p>210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678427">
            <text:p>1325789678427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35">
            <text:p>35</text:p>
          </table:table-cell>
          <table:table-cell office:value-type="float" office:value="20927">
            <text:p>209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720483">
            <text:p>1325789720483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720483">
            <text:p>1325789720483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720483">
            <text:p>1325789720483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720483">
            <text:p>1325789720483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720483">
            <text:p>1325789720483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4126">
            <text:p>141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720483">
            <text:p>1325789720483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9">
            <text:p>19</text:p>
          </table:table-cell>
          <table:table-cell office:value-type="float" office:value="18749">
            <text:p>1874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753465">
            <text:p>1325789753465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753465">
            <text:p>1325789753465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753465">
            <text:p>1325789753465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753465">
            <text:p>1325789753465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753465">
            <text:p>1325789753465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  <table:table-cell office:value-type="float" office:value="25396">
            <text:p>2539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753465">
            <text:p>1325789753465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45">
            <text:p>45</text:p>
          </table:table-cell>
          <table:table-cell office:value-type="float" office:value="26861">
            <text:p>268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05868">
            <text:p>1325789805868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05868">
            <text:p>1325789805868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05868">
            <text:p>1325789805868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05868">
            <text:p>1325789805868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05868">
            <text:p>1325789805868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float" office:value="15941">
            <text:p>159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05868">
            <text:p>1325789805868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15695">
            <text:p>1569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37598">
            <text:p>1325789837598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37598">
            <text:p>1325789837598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37598">
            <text:p>1325789837598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37598">
            <text:p>1325789837598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37598">
            <text:p>1325789837598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2497">
            <text:p>1249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37598">
            <text:p>1325789837598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2364">
            <text:p>1236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62531">
            <text:p>1325789862531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62531">
            <text:p>1325789862531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62531">
            <text:p>132578986253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62531">
            <text:p>132578986253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62531">
            <text:p>1325789862531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float" office:value="17100">
            <text:p>17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62531">
            <text:p>132578986253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2694">
            <text:p>1269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92404">
            <text:p>132578989240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92404">
            <text:p>132578989240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92404">
            <text:p>132578989240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92404">
            <text:p>132578989240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92404">
            <text:p>132578989240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3873">
            <text:p>138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892404">
            <text:p>132578989240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3214">
            <text:p>132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19574">
            <text:p>1325789919574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19574">
            <text:p>1325789919574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19574">
            <text:p>1325789919574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19574">
            <text:p>1325789919574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19574">
            <text:p>1325789919574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office:value-type="float" office:value="17364">
            <text:p>1736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19574">
            <text:p>1325789919574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17682">
            <text:p>1768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54721">
            <text:p>132578995472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54721">
            <text:p>132578995472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54721">
            <text:p>132578995472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54721">
            <text:p>132578995472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54721">
            <text:p>132578995472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3811">
            <text:p>138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54721">
            <text:p>132578995472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13487">
            <text:p>1348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82104">
            <text:p>132578998210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82104">
            <text:p>132578998210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82104">
            <text:p>132578998210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82104">
            <text:p>132578998210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82104">
            <text:p>132578998210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2908">
            <text:p>129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89982104">
            <text:p>1325789982104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2858">
            <text:p>1285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07954">
            <text:p>1325790007954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07954">
            <text:p>1325790007954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07954">
            <text:p>1325790007954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07954">
            <text:p>1325790007954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07954">
            <text:p>1325790007954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2908">
            <text:p>129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07954">
            <text:p>1325790007954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2507">
            <text:p>125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33449">
            <text:p>1325790033449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33449">
            <text:p>1325790033449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33449">
            <text:p>1325790033449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33449">
            <text:p>1325790033449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33449">
            <text:p>1325790033449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12838">
            <text:p>128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33449">
            <text:p>1325790033449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12827">
            <text:p>128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59188">
            <text:p>1325790059188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59188">
            <text:p>1325790059188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59188">
            <text:p>1325790059188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59188">
            <text:p>1325790059188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59188">
            <text:p>1325790059188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4890">
            <text:p>148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59188">
            <text:p>1325790059188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4745">
            <text:p>1474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88906">
            <text:p>1325790088906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88906">
            <text:p>1325790088906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88906">
            <text:p>1325790088906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88906">
            <text:p>1325790088906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88906">
            <text:p>1325790088906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12776">
            <text:p>1277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088906">
            <text:p>1325790088906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12760">
            <text:p>127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14526">
            <text:p>1325790114526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14526">
            <text:p>1325790114526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14526">
            <text:p>1325790114526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14526">
            <text:p>1325790114526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14526">
            <text:p>1325790114526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16438">
            <text:p>164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14526">
            <text:p>1325790114526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16389">
            <text:p>163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47446">
            <text:p>1325790147446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47446">
            <text:p>1325790147446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47446">
            <text:p>1325790147446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47446">
            <text:p>1325790147446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47446">
            <text:p>1325790147446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13029">
            <text:p>130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47446">
            <text:p>1325790147446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12949">
            <text:p>1294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73504">
            <text:p>132579017350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73504">
            <text:p>132579017350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73504">
            <text:p>132579017350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73504">
            <text:p>132579017350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73504">
            <text:p>132579017350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3399">
            <text:p>133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173504">
            <text:p>132579017350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4320">
            <text:p>143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01301">
            <text:p>132579020130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01301">
            <text:p>132579020130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01301">
            <text:p>132579020130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01301">
            <text:p>132579020130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01301">
            <text:p>132579020130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3160">
            <text:p>1316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01301">
            <text:p>132579020130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3270">
            <text:p>1327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27810">
            <text:p>132579022781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27810">
            <text:p>132579022781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27810">
            <text:p>1325790227810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27810">
            <text:p>1325790227810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27810">
            <text:p>132579022781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float" office:value="19565">
            <text:p>1956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27810">
            <text:p>1325790227810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16850">
            <text:p>168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64319">
            <text:p>1325790264319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64319">
            <text:p>1325790264319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64319">
            <text:p>1325790264319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64319">
            <text:p>1325790264319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64319">
            <text:p>1325790264319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3048">
            <text:p>1304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64319">
            <text:p>1325790264319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2714">
            <text:p>127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90158">
            <text:p>1325790290158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90158">
            <text:p>1325790290158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90158">
            <text:p>1325790290158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90158">
            <text:p>1325790290158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90158">
            <text:p>1325790290158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float" office:value="17168">
            <text:p>1716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290158">
            <text:p>1325790290158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office:value-type="float" office:value="17189">
            <text:p>171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324609">
            <text:p>132579032460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324609">
            <text:p>132579032460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324609">
            <text:p>1325790324609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324609">
            <text:p>1325790324609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324609">
            <text:p>132579032460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15381">
            <text:p>1538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324609">
            <text:p>1325790324609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4488">
            <text:p>1448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354559">
            <text:p>1325790354559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354559">
            <text:p>1325790354559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354559">
            <text:p>1325790354559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354559">
            <text:p>1325790354559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354559">
            <text:p>1325790354559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13593">
            <text:p>1359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5.0</text:p>
          </table:table-cell>
          <table:table-cell office:value-type="float" office:value="1325790354559">
            <text:p>1325790354559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13733">
            <text:p>137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381966">
            <text:p>1325790381966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381966">
            <text:p>1325790381966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381966">
            <text:p>1325790381966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381966">
            <text:p>1325790381966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381966">
            <text:p>1325790381966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7152">
            <text:p>171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381966">
            <text:p>1325790381966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7543">
            <text:p>175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16762">
            <text:p>1325790416762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16762">
            <text:p>132579041676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16762">
            <text:p>132579041676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16762">
            <text:p>1325790416762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16762">
            <text:p>132579041676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3">
            <text:p>13</text:p>
          </table:table-cell>
          <table:table-cell office:value-type="float" office:value="19269">
            <text:p>192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16762">
            <text:p>1325790416762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7705">
            <text:p>1770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53839">
            <text:p>1325790453839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53839">
            <text:p>1325790453839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53839">
            <text:p>1325790453839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53839">
            <text:p>1325790453839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53839">
            <text:p>1325790453839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6908">
            <text:p>169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53839">
            <text:p>1325790453839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6426">
            <text:p>164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87266">
            <text:p>1325790487266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87266">
            <text:p>1325790487266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87266">
            <text:p>1325790487266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87266">
            <text:p>1325790487266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87266">
            <text:p>1325790487266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18300">
            <text:p>183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487266">
            <text:p>1325790487266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18658">
            <text:p>1865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24325">
            <text:p>1325790524325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24325">
            <text:p>1325790524325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24325">
            <text:p>1325790524325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24325">
            <text:p>1325790524325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24325">
            <text:p>1325790524325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7493">
            <text:p>1749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24325">
            <text:p>1325790524325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7255">
            <text:p>1725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59167">
            <text:p>1325790559167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59167">
            <text:p>1325790559167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59167">
            <text:p>1325790559167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59167">
            <text:p>1325790559167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59167">
            <text:p>1325790559167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7172">
            <text:p>1717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59167">
            <text:p>1325790559167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17207">
            <text:p>172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93650">
            <text:p>1325790593650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93650">
            <text:p>1325790593650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93650">
            <text:p>1325790593650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93650">
            <text:p>1325790593650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93650">
            <text:p>1325790593650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6519">
            <text:p>165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593650">
            <text:p>1325790593650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6183">
            <text:p>1618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626450">
            <text:p>132579062645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626450">
            <text:p>132579062645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626450">
            <text:p>132579062645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626450">
            <text:p>1325790626450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626450">
            <text:p>132579062645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6797">
            <text:p>1679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626450">
            <text:p>1325790626450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16677">
            <text:p>1667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660033">
            <text:p>1325790660033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660033">
            <text:p>1325790660033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660033">
            <text:p>1325790660033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660033">
            <text:p>1325790660033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61">
            <text:p>61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660033">
            <text:p>1325790660033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7640">
            <text:p>176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660033">
            <text:p>1325790660033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61">
            <text:p>61</text:p>
          </table:table-cell>
          <table:table-cell office:value-type="float" office:value="34734">
            <text:p>347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712560">
            <text:p>132579071256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712560">
            <text:p>132579071256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712560">
            <text:p>132579071256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712560">
            <text:p>132579071256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712560">
            <text:p>132579071256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6484">
            <text:p>1648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712560">
            <text:p>132579071256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16169">
            <text:p>1616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745304">
            <text:p>1325790745304</text:p>
          </table:table-cell>
          <table:table-cell office:value-type="float" office:value="1">
            <text:p>1</text:p>
          </table:table-cell>
          <table:table-cell office:value-type="float" office:value="873">
            <text:p>873</text:p>
          </table:table-cell>
          <table:table-cell office:value-type="float" office:value="763">
            <text:p>76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745304">
            <text:p>1325790745304</text:p>
          </table:table-cell>
          <table:table-cell office:value-type="float" office:value="1">
            <text:p>1</text:p>
          </table:table-cell>
          <table:table-cell office:value-type="float" office:value="425">
            <text:p>425</text:p>
          </table:table-cell>
          <table:table-cell office:value-type="float" office:value="315">
            <text:p>31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745304">
            <text:p>1325790745304</text:p>
          </table:table-cell>
          <table:table-cell office:value-type="float" office:value="1">
            <text:p>1</text:p>
          </table:table-cell>
          <table:table-cell office:value-type="float" office:value="569">
            <text:p>569</text:p>
          </table:table-cell>
          <table:table-cell office:value-type="float" office:value="456">
            <text:p>45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745304">
            <text:p>1325790745304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office:value-type="float" office:value="535">
            <text:p>535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745304">
            <text:p>1325790745304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226">
            <text:p>226</text:p>
          </table:table-cell>
          <table:table-cell office:value-type="float" office:value="60131">
            <text:p>601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745304">
            <text:p>1325790745304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209">
            <text:p>209</text:p>
          </table:table-cell>
          <table:table-cell office:value-type="float" office:value="60049">
            <text:p>6004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865982">
            <text:p>132579086598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865982">
            <text:p>132579086598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865982">
            <text:p>132579086598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865982">
            <text:p>132579086598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865982">
            <text:p>132579086598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7064">
            <text:p>1706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865982">
            <text:p>132579086598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6876">
            <text:p>1687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00016">
            <text:p>132579090001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00016">
            <text:p>132579090001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00016">
            <text:p>13257909000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00016">
            <text:p>13257909000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00016">
            <text:p>132579090001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">
            <text:p>13</text:p>
          </table:table-cell>
          <table:table-cell office:value-type="float" office:value="19699">
            <text:p>1969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00016">
            <text:p>132579090001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18317">
            <text:p>183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38138">
            <text:p>1325790938138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38138">
            <text:p>1325790938138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38138">
            <text:p>1325790938138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38138">
            <text:p>1325790938138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38138">
            <text:p>1325790938138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20">
            <text:p>20</text:p>
          </table:table-cell>
          <table:table-cell office:value-type="float" office:value="21890">
            <text:p>2189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38138">
            <text:p>1325790938138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35">
            <text:p>35</text:p>
          </table:table-cell>
          <table:table-cell office:value-type="float" office:value="24903">
            <text:p>2490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85062">
            <text:p>132579098506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85062">
            <text:p>1325790985062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85062">
            <text:p>132579098506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85062">
            <text:p>1325790985062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85062">
            <text:p>132579098506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18775">
            <text:p>1877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0985062">
            <text:p>1325790985062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6438">
            <text:p>1643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20375">
            <text:p>1325791020375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20375">
            <text:p>1325791020375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20375">
            <text:p>1325791020375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20375">
            <text:p>1325791020375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20375">
            <text:p>1325791020375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17478">
            <text:p>174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20375">
            <text:p>1325791020375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17281">
            <text:p>1728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55231">
            <text:p>1325791055231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55231">
            <text:p>1325791055231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55231">
            <text:p>1325791055231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55231">
            <text:p>1325791055231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55231">
            <text:p>1325791055231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18007">
            <text:p>180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55231">
            <text:p>1325791055231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17059">
            <text:p>1705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90403">
            <text:p>1325791090403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90403">
            <text:p>1325791090403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90403">
            <text:p>1325791090403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90403">
            <text:p>1325791090403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90403">
            <text:p>1325791090403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8">
            <text:p>8</text:p>
          </table:table-cell>
          <table:table-cell office:value-type="float" office:value="19862">
            <text:p>198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090403">
            <text:p>1325791090403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">
            <text:p>6</text:p>
          </table:table-cell>
          <table:table-cell office:value-type="float" office:value="18658">
            <text:p>1865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129028">
            <text:p>1325791129028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129028">
            <text:p>1325791129028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129028">
            <text:p>1325791129028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129028">
            <text:p>1325791129028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129028">
            <text:p>1325791129028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 office:value-type="float" office:value="17749">
            <text:p>1774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129028">
            <text:p>1325791129028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7501">
            <text:p>175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164380">
            <text:p>1325791164380</text:p>
          </table:table-cell>
          <table:table-cell office:value-type="float" office:value="1">
            <text:p>1</text:p>
          </table:table-cell>
          <table:table-cell office:value-type="float" office:value="14788">
            <text:p>14788</text:p>
          </table:table-cell>
          <table:table-cell office:value-type="float" office:value="14676">
            <text:p>14676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164380">
            <text:p>1325791164380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164380">
            <text:p>132579116438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164380">
            <text:p>132579116438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164380">
            <text:p>1325791164380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17952">
            <text:p>179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164380">
            <text:p>132579116438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8112">
            <text:p>181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00794">
            <text:p>1325791200794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00794">
            <text:p>1325791200794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00794">
            <text:p>1325791200794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00794">
            <text:p>1325791200794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00794">
            <text:p>1325791200794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2">
            <text:p>12</text:p>
          </table:table-cell>
          <table:table-cell office:value-type="float" office:value="19245">
            <text:p>192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00794">
            <text:p>1325791200794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13">
            <text:p>13</text:p>
          </table:table-cell>
          <table:table-cell office:value-type="float" office:value="19543">
            <text:p>195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39691">
            <text:p>132579123969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39691">
            <text:p>132579123969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39691">
            <text:p>132579123969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39691">
            <text:p>132579123969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39691">
            <text:p>132579123969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7950">
            <text:p>179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39691">
            <text:p>1325791239691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7420">
            <text:p>174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75163">
            <text:p>1325791275163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75163">
            <text:p>1325791275163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75163">
            <text:p>1325791275163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75163">
            <text:p>1325791275163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75163">
            <text:p>1325791275163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16837">
            <text:p>168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275163">
            <text:p>1325791275163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16471">
            <text:p>1647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08564">
            <text:p>132579130856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08564">
            <text:p>132579130856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08564">
            <text:p>1325791308564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08564">
            <text:p>1325791308564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08564">
            <text:p>132579130856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7473">
            <text:p>174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08564">
            <text:p>1325791308564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office:value-type="float" office:value="19226">
            <text:p>192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45366">
            <text:p>1325791345366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45366">
            <text:p>1325791345366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45366">
            <text:p>1325791345366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45366">
            <text:p>1325791345366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45366">
            <text:p>1325791345366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16957">
            <text:p>169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45366">
            <text:p>1325791345366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14">
            <text:p>14</text:p>
          </table:table-cell>
          <table:table-cell office:value-type="float" office:value="19596">
            <text:p>1959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82033">
            <text:p>1325791382033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82033">
            <text:p>1325791382033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82033">
            <text:p>1325791382033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82033">
            <text:p>1325791382033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82033">
            <text:p>1325791382033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8956">
            <text:p>1895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382033">
            <text:p>1325791382033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45">
            <text:p>45</text:p>
          </table:table-cell>
          <table:table-cell office:value-type="float" office:value="30333">
            <text:p>303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431478">
            <text:p>1325791431478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431478">
            <text:p>1325791431478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431478">
            <text:p>1325791431478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431478">
            <text:p>1325791431478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431478">
            <text:p>1325791431478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6708">
            <text:p>167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431478">
            <text:p>1325791431478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6471">
            <text:p>1647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464758">
            <text:p>1325791464758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464758">
            <text:p>1325791464758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464758">
            <text:p>1325791464758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464758">
            <text:p>1325791464758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464758">
            <text:p>1325791464758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18018">
            <text:p>180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464758">
            <text:p>1325791464758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17668">
            <text:p>1766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00542">
            <text:p>132579150054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00542">
            <text:p>132579150054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00542">
            <text:p>132579150054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00542">
            <text:p>132579150054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00542">
            <text:p>132579150054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7539">
            <text:p>175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00542">
            <text:p>132579150054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7408">
            <text:p>1740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35584">
            <text:p>1325791535584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35584">
            <text:p>1325791535584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35584">
            <text:p>1325791535584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35584">
            <text:p>1325791535584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35584">
            <text:p>1325791535584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7777">
            <text:p>177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35584">
            <text:p>1325791535584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7417">
            <text:p>174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70875">
            <text:p>1325791570875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office:value-type="float" office:value="305">
            <text:p>30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70875">
            <text:p>1325791570875</text:p>
          </table:table-cell>
          <table:table-cell office:value-type="float" office:value="1">
            <text:p>1</text:p>
          </table:table-cell>
          <table:table-cell office:value-type="float" office:value="523">
            <text:p>523</text:p>
          </table:table-cell>
          <table:table-cell office:value-type="float" office:value="418">
            <text:p>418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70875">
            <text:p>1325791570875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office:value-type="float" office:value="265">
            <text:p>26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70875">
            <text:p>1325791570875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232">
            <text:p>232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70875">
            <text:p>1325791570875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165">
            <text:p>165</text:p>
          </table:table-cell>
          <table:table-cell office:value-type="float" office:value="60069">
            <text:p>600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570875">
            <text:p>1325791570875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168">
            <text:p>168</text:p>
          </table:table-cell>
          <table:table-cell office:value-type="float" office:value="60054">
            <text:p>6005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691414">
            <text:p>1325791691414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691414">
            <text:p>1325791691414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691414">
            <text:p>1325791691414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691414">
            <text:p>1325791691414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691414">
            <text:p>1325791691414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18464">
            <text:p>1846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691414">
            <text:p>1325791691414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17800">
            <text:p>178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727781">
            <text:p>1325791727781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727781">
            <text:p>1325791727781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727781">
            <text:p>1325791727781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727781">
            <text:p>1325791727781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727781">
            <text:p>1325791727781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7313">
            <text:p>173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727781">
            <text:p>1325791727781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16555">
            <text:p>1655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761741">
            <text:p>1325791761741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761741">
            <text:p>1325791761741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761741">
            <text:p>1325791761741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761741">
            <text:p>1325791761741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761741">
            <text:p>1325791761741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29">
            <text:p>29</text:p>
          </table:table-cell>
          <table:table-cell office:value-type="float" office:value="25691">
            <text:p>2569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761741">
            <text:p>1325791761741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17376">
            <text:p>1737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04913">
            <text:p>132579180491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04913">
            <text:p>132579180491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04913">
            <text:p>132579180491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04913">
            <text:p>132579180491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04913">
            <text:p>132579180491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7845">
            <text:p>178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04913">
            <text:p>132579180491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7660">
            <text:p>176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40521">
            <text:p>1325791840521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40521">
            <text:p>1325791840521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40521">
            <text:p>1325791840521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40521">
            <text:p>1325791840521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40521">
            <text:p>1325791840521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16627">
            <text:p>166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40521">
            <text:p>1325791840521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16080">
            <text:p>1608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73320">
            <text:p>13257918733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73320">
            <text:p>13257918733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73320">
            <text:p>13257918733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73320">
            <text:p>13257918733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73320">
            <text:p>13257918733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6983">
            <text:p>169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873320">
            <text:p>13257918733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6351">
            <text:p>1635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06751">
            <text:p>1325791906751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06751">
            <text:p>1325791906751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06751">
            <text:p>1325791906751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06751">
            <text:p>1325791906751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06751">
            <text:p>1325791906751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6113">
            <text:p>161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06751">
            <text:p>1325791906751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5407">
            <text:p>154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38360">
            <text:p>132579193836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38360">
            <text:p>132579193836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38360">
            <text:p>132579193836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38360">
            <text:p>132579193836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38360">
            <text:p>132579193836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office:value-type="float" office:value="21943">
            <text:p>219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38360">
            <text:p>132579193836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16397">
            <text:p>1639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76796">
            <text:p>1325791976796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76796">
            <text:p>1325791976796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76796">
            <text:p>1325791976796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76796">
            <text:p>1325791976796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76796">
            <text:p>1325791976796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7521">
            <text:p>1752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1976796">
            <text:p>1325791976796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17691">
            <text:p>1769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12113">
            <text:p>132579201211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12113">
            <text:p>132579201211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12113">
            <text:p>132579201211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12113">
            <text:p>132579201211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12113">
            <text:p>132579201211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6632">
            <text:p>166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12113">
            <text:p>132579201211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6789">
            <text:p>167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45625">
            <text:p>1325792045625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45625">
            <text:p>1325792045625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45625">
            <text:p>1325792045625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45625">
            <text:p>1325792045625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45625">
            <text:p>1325792045625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18157">
            <text:p>181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45625">
            <text:p>1325792045625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11">
            <text:p>11</text:p>
          </table:table-cell>
          <table:table-cell office:value-type="float" office:value="19833">
            <text:p>198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83728">
            <text:p>132579208372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83728">
            <text:p>132579208372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83728">
            <text:p>132579208372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83728">
            <text:p>132579208372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83728">
            <text:p>132579208372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18619">
            <text:p>1861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083728">
            <text:p>132579208372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18851">
            <text:p>1885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21302">
            <text:p>132579212130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21302">
            <text:p>132579212130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21302">
            <text:p>132579212130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21302">
            <text:p>132579212130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21302">
            <text:p>132579212130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17678">
            <text:p>176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21302">
            <text:p>132579212130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17200">
            <text:p>172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56284">
            <text:p>1325792156284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56284">
            <text:p>1325792156284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56284">
            <text:p>1325792156284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56284">
            <text:p>1325792156284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56284">
            <text:p>1325792156284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float" office:value="18440">
            <text:p>184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56284">
            <text:p>1325792156284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2">
            <text:p>12</text:p>
          </table:table-cell>
          <table:table-cell office:value-type="float" office:value="19099">
            <text:p>1909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93924">
            <text:p>1325792193924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93924">
            <text:p>1325792193924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93924">
            <text:p>1325792193924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93924">
            <text:p>1325792193924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93924">
            <text:p>1325792193924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33">
            <text:p>33</text:p>
          </table:table-cell>
          <table:table-cell office:value-type="float" office:value="25046">
            <text:p>2504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193924">
            <text:p>1325792193924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office:value-type="float" office:value="23088">
            <text:p>2308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242188">
            <text:p>1325792242188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office:value-type="float" office:value="247">
            <text:p>24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242188">
            <text:p>1325792242188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294">
            <text:p>294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242188">
            <text:p>1325792242188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office:value-type="float" office:value="289">
            <text:p>28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242188">
            <text:p>1325792242188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office:value-type="float" office:value="294">
            <text:p>294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242188">
            <text:p>1325792242188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175">
            <text:p>175</text:p>
          </table:table-cell>
          <table:table-cell office:value-type="float" office:value="60374">
            <text:p>6037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242188">
            <text:p>1325792242188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171">
            <text:p>171</text:p>
          </table:table-cell>
          <table:table-cell office:value-type="float" office:value="60184">
            <text:p>6018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363150">
            <text:p>1325792363150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363150">
            <text:p>132579236315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363150">
            <text:p>132579236315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363150">
            <text:p>132579236315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363150">
            <text:p>132579236315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office:value-type="float" office:value="18678">
            <text:p>186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363150">
            <text:p>132579236315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float" office:value="19208">
            <text:p>1920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401149">
            <text:p>1325792401149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401149">
            <text:p>1325792401149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401149">
            <text:p>1325792401149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401149">
            <text:p>1325792401149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401149">
            <text:p>1325792401149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7332">
            <text:p>173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401149">
            <text:p>1325792401149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16820">
            <text:p>168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435397">
            <text:p>132579243539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435397">
            <text:p>132579243539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435397">
            <text:p>1325792435397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435397">
            <text:p>1325792435397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435397">
            <text:p>132579243539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7145">
            <text:p>171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.0</text:p>
          </table:table-cell>
          <table:table-cell office:value-type="float" office:value="1325792435397">
            <text:p>1325792435397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16531">
            <text:p>165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iltr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Moyenne - time</text:p>
          </table:table-cell>
          <table:table-cell table:style-name="ce7"/>
          <table:table-cell table:style-name="ce13" office:value-type="string">
            <text:p>p</text:p>
          </table:table-cell>
          <table:table-cell table:style-name="ce21" table:number-columns-repeated="5"/>
          <table:table-cell table:style-name="ce28"/>
        </table:table-row>
        <table:table-row table:style-name="ro1">
          <table:table-cell table:style-name="ce2" office:value-type="string">
            <text:p>n</text:p>
          </table:table-cell>
          <table:table-cell table:style-name="ce8" office:value-type="string">
            <text:p>nbVoisins</text:p>
          </table:table-cell>
          <table:table-cell table:style-name="ce1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9" office:value-type="string">
            <text:p>Total Résultat</text:p>
          </table:table-cell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9" office:value-type="string">
            <text:p>3.0</text:p>
          </table:table-cell>
          <table:table-cell table:style-name="ce15" office:value-type="float" office:value="1.14">
            <text:p>1,14</text:p>
          </table:table-cell>
          <table:table-cell table:style-name="ce18" office:value-type="float" office:value="5.8">
            <text:p>5,8</text:p>
          </table:table-cell>
          <table:table-cell table:style-name="ce18" office:value-type="float" office:value="4.22">
            <text:p>4,22</text:p>
          </table:table-cell>
          <table:table-cell table:style-name="ce18" office:value-type="float" office:value="9.2">
            <text:p>9,2</text:p>
          </table:table-cell>
          <table:table-cell table:style-name="ce18" office:value-type="float" office:value="1508.8">
            <text:p>1508,8</text:p>
          </table:table-cell>
          <table:table-cell table:style-name="ce24" office:value-type="float" office:value="1082">
            <text:p>1082</text:p>
          </table:table-cell>
          <table:table-cell table:style-name="ce30" office:value-type="float" office:value="435.193333333333">
            <text:p>435,1933333333</text:p>
          </table:table-cell>
        </table:table-row>
        <table:table-row table:style-name="ro1">
          <table:table-cell table:style-name="ce4"/>
          <table:table-cell table:style-name="ce10" office:value-type="string">
            <text:p>5.0</text:p>
          </table:table-cell>
          <table:table-cell table:style-name="ce16" office:value-type="float" office:value="0.26">
            <text:p>0,26</text:p>
          </table:table-cell>
          <table:table-cell table:style-name="Pilote_20_de_20_données_20_-_20_Valeur" office:value-type="float" office:value="4.86">
            <text:p>4,86</text:p>
          </table:table-cell>
          <table:table-cell table:style-name="Pilote_20_de_20_données_20_-_20_Valeur" office:value-type="float" office:value="2.06">
            <text:p>2,06</text:p>
          </table:table-cell>
          <table:table-cell table:style-name="Pilote_20_de_20_données_20_-_20_Valeur" office:value-type="float" office:value="11.22">
            <text:p>11,22</text:p>
          </table:table-cell>
          <table:table-cell table:style-name="Pilote_20_de_20_données_20_-_20_Valeur" office:value-type="float" office:value="1643.42">
            <text:p>1643,42</text:p>
          </table:table-cell>
          <table:table-cell table:style-name="ce25" office:value-type="float" office:value="1575">
            <text:p>1575</text:p>
          </table:table-cell>
          <table:table-cell table:style-name="ce31" office:value-type="float" office:value="539.47">
            <text:p>539,47</text:p>
          </table:table-cell>
        </table:table-row>
        <table:table-row table:style-name="ro1">
          <table:table-cell table:style-name="ce5"/>
          <table:table-cell table:style-name="ce11" office:value-type="string">
            <text:p>7.0</text:p>
          </table:table-cell>
          <table:table-cell table:style-name="ce17" office:value-type="float" office:value="13.3061224489796">
            <text:p>13,306122449</text:p>
          </table:table-cell>
          <table:table-cell table:style-name="ce19" office:value-type="float" office:value="86.76">
            <text:p>86,76</text:p>
          </table:table-cell>
          <table:table-cell table:style-name="ce19" office:value-type="float" office:value="64.16">
            <text:p>64,16</text:p>
          </table:table-cell>
          <table:table-cell table:style-name="ce19" office:value-type="float" office:value="200.36">
            <text:p>200,36</text:p>
          </table:table-cell>
          <table:table-cell table:style-name="ce19" office:value-type="float" office:value="2397.75510204082">
            <text:p>2397,7551020408</text:p>
          </table:table-cell>
          <table:table-cell table:style-name="ce26" office:value-type="float" office:value="2017.59183673469">
            <text:p>2017,5918367347</text:p>
          </table:table-cell>
          <table:table-cell table:style-name="ce32" office:value-type="float" office:value="789.791245791246">
            <text:p>789,7912457912</text:p>
          </table:table-cell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9" office:value-type="string">
            <text:p>3.0</text:p>
          </table:table-cell>
          <table:table-cell table:style-name="ce18" office:value-type="float" office:value="98.22">
            <text:p>98,22</text:p>
          </table:table-cell>
          <table:table-cell table:style-name="ce18" office:value-type="float" office:value="1146.36">
            <text:p>1146,36</text:p>
          </table:table-cell>
          <table:table-cell table:style-name="ce18" office:value-type="float" office:value="4.89795918367347">
            <text:p>4,8979591837</text:p>
          </table:table-cell>
          <table:table-cell table:style-name="ce18" office:value-type="float" office:value="28.265306122449">
            <text:p>28,2653061224</text:p>
          </table:table-cell>
          <table:table-cell table:style-name="ce18" office:value-type="float" office:value="11069.1836734694">
            <text:p>11069,1836734694</text:p>
          </table:table-cell>
          <table:table-cell table:style-name="ce18" office:value-type="float" office:value="9584.08163265306">
            <text:p>9584,0816326531</text:p>
          </table:table-cell>
          <table:table-cell table:style-name="ce30" office:value-type="float" office:value="3634.67567567568">
            <text:p>3634,6756756757</text:p>
          </table:table-cell>
        </table:table-row>
        <table:table-row table:style-name="ro1">
          <table:table-cell table:style-name="ce4"/>
          <table:table-cell table:style-name="ce10" office:value-type="string">
            <text:p>5.0</text:p>
          </table:table-cell>
          <table:table-cell table:style-name="Pilote_20_de_20_données_20_-_20_Valeur" office:value-type="float" office:value="5.18">
            <text:p>5,18</text:p>
          </table:table-cell>
          <table:table-cell table:style-name="Pilote_20_de_20_données_20_-_20_Valeur" office:value-type="float" office:value="25.52">
            <text:p>25,52</text:p>
          </table:table-cell>
          <table:table-cell table:style-name="Pilote_20_de_20_données_20_-_20_Valeur" office:value-type="float" office:value="8.34">
            <text:p>8,34</text:p>
          </table:table-cell>
          <table:table-cell table:style-name="Pilote_20_de_20_données_20_-_20_Valeur" office:value-type="float" office:value="66.8">
            <text:p>66,8</text:p>
          </table:table-cell>
          <table:table-cell table:style-name="Pilote_20_de_20_données_20_-_20_Valeur" office:value-type="float" office:value="16476.693877551">
            <text:p>16476,693877551</text:p>
          </table:table-cell>
          <table:table-cell table:style-name="Pilote_20_de_20_données_20_-_20_Valeur" office:value-type="float" office:value="15814.2083333333">
            <text:p>15814,2083333333</text:p>
          </table:table-cell>
          <table:table-cell table:style-name="ce31" office:value-type="float" office:value="5292.02693602694">
            <text:p>5292,0269360269</text:p>
          </table:table-cell>
        </table:table-row>
        <table:table-row table:style-name="ro1">
          <table:table-cell table:style-name="ce5"/>
          <table:table-cell table:style-name="ce11" office:value-type="string">
            <text:p>7.0</text:p>
          </table:table-cell>
          <table:table-cell table:style-name="ce19" office:value-type="float" office:value="6.82">
            <text:p>6,82</text:p>
          </table:table-cell>
          <table:table-cell table:style-name="ce19" office:value-type="float" office:value="28.98">
            <text:p>28,98</text:p>
          </table:table-cell>
          <table:table-cell table:style-name="ce19" office:value-type="float" office:value="9.22">
            <text:p>9,22</text:p>
          </table:table-cell>
          <table:table-cell table:style-name="ce19" office:value-type="float" office:value="66.48">
            <text:p>66,48</text:p>
          </table:table-cell>
          <table:table-cell table:style-name="ce19" office:value-type="float" office:value="18210.5744680851">
            <text:p>18210,5744680851</text:p>
          </table:table-cell>
          <table:table-cell table:style-name="ce19" office:value-type="float" office:value="18382.7872340426">
            <text:p>18382,7872340426</text:p>
          </table:table-cell>
          <table:table-cell table:style-name="ce32" office:value-type="float" office:value="5868.92176870748">
            <text:p>5868,9217687075</text:p>
          </table:table-cell>
        </table:table-row>
        <table:table-row table:style-name="ro1">
          <table:table-cell table:style-name="ce6" office:value-type="string">
            <text:p>Total Résultat</text:p>
          </table:table-cell>
          <table:table-cell table:style-name="ce12"/>
          <table:table-cell table:style-name="ce20" office:value-type="float" office:value="20.8461538461538">
            <text:p>20,8461538462</text:p>
          </table:table-cell>
          <table:table-cell table:style-name="ce23" office:value-type="float" office:value="216.38">
            <text:p>216,38</text:p>
          </table:table-cell>
          <table:table-cell table:style-name="ce23" office:value-type="float" office:value="15.5183946488294">
            <text:p>15,5183946488</text:p>
          </table:table-cell>
          <table:table-cell table:style-name="ce23" office:value-type="float" office:value="63.8394648829431">
            <text:p>63,8394648829</text:p>
          </table:table-cell>
          <table:table-cell table:style-name="ce23" office:value-type="float" office:value="8437.91156462585">
            <text:p>8437,9115646259</text:p>
          </table:table-cell>
          <table:table-cell table:style-name="ce27" office:value-type="float" office:value="7933.1228668942">
            <text:p>7933,1228668942</text:p>
          </table:table-cell>
          <table:table-cell table:style-name="ce33" office:value-type="float" office:value="2746.65134529148">
            <text:p>2746,6513452915</text:p>
          </table:table-cell>
        </table:table-row>
      </table:table>
      <table:data-pilot-tables>
        <table:data-pilot-table table:name="DataPilot1" table:application-data="" table:target-range-address="Feuille1.A1803:Feuille1.I1813" table:buttons="Feuille1.A1803 Feuille1.A1806 Feuille1.B1806 Feuille1.C1805">
          <table:source-cell-range table:cell-range-address="Feuille1.A1:Feuille1.I1801">
            <table:filter table:condition-source-range-address="">
              <table:filter-condition table:field-number="3" table:value="1" table:operator="="/>
            </table:filter>
          </table:source-cell-range>
          <table:data-pilot-field table:source-field-name="p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" table:orientation="row" table:used-hierarchy="0" table:function="auto">
            <table:data-pilot-level table:show-empty="false">
              <table:data-pilot-members>
                <table:data-pilot-member table:name="100" table:display="true" table:show-details="true"/>
                <table:data-pilot-member table:name="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Voisins" table:orientation="row" table:used-hierarchy="0" table:function="auto">
            <table:data-pilot-level table:show-empty="false">
              <table:data-pilot-members>
                <table:data-pilot-member table:name="3.0" table:display="true" table:show-details="true"/>
                <table:data-pilot-member table:name="5.0" table:display="true" table:show-details="true"/>
                <table:data-pilot-member table:name="7.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7" table:display="true" table:show-details="true"/>
                <table:data-pilot-member table:name="70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82" table:display="true" table:show-details="true"/>
                <table:data-pilot-member table:name="85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101" table:display="true" table:show-details="true"/>
                <table:data-pilot-member table:name="109" table:display="true" table:show-details="true"/>
                <table:data-pilot-member table:name="114" table:display="true" table:show-details="true"/>
                <table:data-pilot-member table:name="125" table:display="true" table:show-details="true"/>
                <table:data-pilot-member table:name="129" table:display="true" table:show-details="true"/>
                <table:data-pilot-member table:name="150" table:display="true" table:show-details="true"/>
                <table:data-pilot-member table:name="177" table:display="true" table:show-details="true"/>
                <table:data-pilot-member table:name="207" table:display="true" table:show-details="true"/>
                <table:data-pilot-member table:name="222" table:display="true" table:show-details="true"/>
                <table:data-pilot-member table:name="235" table:display="true" table:show-details="true"/>
                <table:data-pilot-member table:name="253" table:display="true" table:show-details="true"/>
                <table:data-pilot-member table:name="272" table:display="true" table:show-details="true"/>
                <table:data-pilot-member table:name="319" table:display="true" table:show-details="true"/>
                <table:data-pilot-member table:name="592" table:display="true" table:show-details="true"/>
                <table:data-pilot-member table:name="597" table:display="true" table:show-details="true"/>
                <table:data-pilot-member table:name="635" table:display="true" table:show-details="true"/>
                <table:data-pilot-member table:name="658" table:display="true" table:show-details="true"/>
                <table:data-pilot-member table:name="662" table:display="true" table:show-details="true"/>
                <table:data-pilot-member table:name="667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8" table:display="true" table:show-details="true"/>
                <table:data-pilot-member table:name="683" table:display="true" table:show-details="true"/>
                <table:data-pilot-member table:name="697" table:display="true" table:show-details="true"/>
                <table:data-pilot-member table:name="710" table:display="true" table:show-details="true"/>
                <table:data-pilot-member table:name="713" table:display="true" table:show-details="true"/>
                <table:data-pilot-member table:name="718" table:display="true" table:show-details="true"/>
                <table:data-pilot-member table:name="719" table:display="true" table:show-details="true"/>
                <table:data-pilot-member table:name="733" table:display="true" table:show-details="true"/>
                <table:data-pilot-member table:name="735" table:display="true" table:show-details="true"/>
                <table:data-pilot-member table:name="739" table:display="true" table:show-details="true"/>
                <table:data-pilot-member table:name="744" table:display="true" table:show-details="true"/>
                <table:data-pilot-member table:name="745" table:display="true" table:show-details="true"/>
                <table:data-pilot-member table:name="749" table:display="true" table:show-details="true"/>
                <table:data-pilot-member table:name="751" table:display="true" table:show-details="true"/>
                <table:data-pilot-member table:name="757" table:display="true" table:show-details="true"/>
                <table:data-pilot-member table:name="761" table:display="true" table:show-details="true"/>
                <table:data-pilot-member table:name="763" table:display="true" table:show-details="true"/>
                <table:data-pilot-member table:name="766" table:display="true" table:show-details="true"/>
                <table:data-pilot-member table:name="777" table:display="true" table:show-details="true"/>
                <table:data-pilot-member table:name="786" table:display="true" table:show-details="true"/>
                <table:data-pilot-member table:name="789" table:display="true" table:show-details="true"/>
                <table:data-pilot-member table:name="790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6" table:display="true" table:show-details="true"/>
                <table:data-pilot-member table:name="803" table:display="true" table:show-details="true"/>
                <table:data-pilot-member table:name="819" table:display="true" table:show-details="true"/>
                <table:data-pilot-member table:name="825" table:display="true" table:show-details="true"/>
                <table:data-pilot-member table:name="831" table:display="true" table:show-details="true"/>
                <table:data-pilot-member table:name="840" table:display="true" table:show-details="true"/>
                <table:data-pilot-member table:name="841" table:display="true" table:show-details="true"/>
                <table:data-pilot-member table:name="851" table:display="true" table:show-details="true"/>
                <table:data-pilot-member table:name="856" table:display="true" table:show-details="true"/>
                <table:data-pilot-member table:name="863" table:display="true" table:show-details="true"/>
                <table:data-pilot-member table:name="867" table:display="true" table:show-details="true"/>
                <table:data-pilot-member table:name="873" table:display="true" table:show-details="true"/>
                <table:data-pilot-member table:name="880" table:display="true" table:show-details="true"/>
                <table:data-pilot-member table:name="887" table:display="true" table:show-details="true"/>
                <table:data-pilot-member table:name="896" table:display="true" table:show-details="true"/>
                <table:data-pilot-member table:name="903" table:display="true" table:show-details="true"/>
                <table:data-pilot-member table:name="914" table:display="true" table:show-details="true"/>
                <table:data-pilot-member table:name="937" table:display="true" table:show-details="true"/>
                <table:data-pilot-member table:name="940" table:display="true" table:show-details="true"/>
                <table:data-pilot-member table:name="944" table:display="true" table:show-details="true"/>
                <table:data-pilot-member table:name="952" table:display="true" table:show-details="true"/>
                <table:data-pilot-member table:name="969" table:display="true" table:show-details="true"/>
                <table:data-pilot-member table:name="988" table:display="true" table:show-details="true"/>
                <table:data-pilot-member table:name="991" table:display="true" table:show-details="true"/>
                <table:data-pilot-member table:name="992" table:display="true" table:show-details="true"/>
                <table:data-pilot-member table:name="1005" table:display="true" table:show-details="true"/>
                <table:data-pilot-member table:name="1010" table:display="true" table:show-details="true"/>
                <table:data-pilot-member table:name="1024" table:display="true" table:show-details="true"/>
                <table:data-pilot-member table:name="1039" table:display="true" table:show-details="true"/>
                <table:data-pilot-member table:name="1048" table:display="true" table:show-details="true"/>
                <table:data-pilot-member table:name="1057" table:display="true" table:show-details="true"/>
                <table:data-pilot-member table:name="1126" table:display="true" table:show-details="true"/>
                <table:data-pilot-member table:name="1147" table:display="true" table:show-details="true"/>
                <table:data-pilot-member table:name="1171" table:display="true" table:show-details="true"/>
                <table:data-pilot-member table:name="1190" table:display="true" table:show-details="true"/>
                <table:data-pilot-member table:name="1191" table:display="true" table:show-details="true"/>
                <table:data-pilot-member table:name="1215" table:display="true" table:show-details="true"/>
                <table:data-pilot-member table:name="1232" table:display="true" table:show-details="true"/>
                <table:data-pilot-member table:name="1233" table:display="true" table:show-details="true"/>
                <table:data-pilot-member table:name="1251" table:display="true" table:show-details="true"/>
                <table:data-pilot-member table:name="1266" table:display="true" table:show-details="true"/>
                <table:data-pilot-member table:name="1270" table:display="true" table:show-details="true"/>
                <table:data-pilot-member table:name="1276" table:display="true" table:show-details="true"/>
                <table:data-pilot-member table:name="1293" table:display="true" table:show-details="true"/>
                <table:data-pilot-member table:name="1294" table:display="true" table:show-details="true"/>
                <table:data-pilot-member table:name="1304" table:display="true" table:show-details="true"/>
                <table:data-pilot-member table:name="1306" table:display="true" table:show-details="true"/>
                <table:data-pilot-member table:name="1310" table:display="true" table:show-details="true"/>
                <table:data-pilot-member table:name="1317" table:display="true" table:show-details="true"/>
                <table:data-pilot-member table:name="1318" table:display="true" table:show-details="true"/>
                <table:data-pilot-member table:name="1325" table:display="true" table:show-details="true"/>
                <table:data-pilot-member table:name="1333" table:display="true" table:show-details="true"/>
                <table:data-pilot-member table:name="1335" table:display="true" table:show-details="true"/>
                <table:data-pilot-member table:name="1338" table:display="true" table:show-details="true"/>
                <table:data-pilot-member table:name="1345" table:display="true" table:show-details="true"/>
                <table:data-pilot-member table:name="1350" table:display="true" table:show-details="true"/>
                <table:data-pilot-member table:name="1358" table:display="true" table:show-details="true"/>
                <table:data-pilot-member table:name="1363" table:display="true" table:show-details="true"/>
                <table:data-pilot-member table:name="1365" table:display="true" table:show-details="true"/>
                <table:data-pilot-member table:name="1367" table:display="true" table:show-details="true"/>
                <table:data-pilot-member table:name="1374" table:display="true" table:show-details="true"/>
                <table:data-pilot-member table:name="1376" table:display="true" table:show-details="true"/>
                <table:data-pilot-member table:name="1377" table:display="true" table:show-details="true"/>
                <table:data-pilot-member table:name="1380" table:display="true" table:show-details="true"/>
                <table:data-pilot-member table:name="1381" table:display="true" table:show-details="true"/>
                <table:data-pilot-member table:name="1383" table:display="true" table:show-details="true"/>
                <table:data-pilot-member table:name="1385" table:display="true" table:show-details="true"/>
                <table:data-pilot-member table:name="1398" table:display="true" table:show-details="true"/>
                <table:data-pilot-member table:name="1400" table:display="true" table:show-details="true"/>
                <table:data-pilot-member table:name="1402" table:display="true" table:show-details="true"/>
                <table:data-pilot-member table:name="1403" table:display="true" table:show-details="true"/>
                <table:data-pilot-member table:name="1410" table:display="true" table:show-details="true"/>
                <table:data-pilot-member table:name="1411" table:display="true" table:show-details="true"/>
                <table:data-pilot-member table:name="1412" table:display="true" table:show-details="true"/>
                <table:data-pilot-member table:name="1415" table:display="true" table:show-details="true"/>
                <table:data-pilot-member table:name="1416" table:display="true" table:show-details="true"/>
                <table:data-pilot-member table:name="1424" table:display="true" table:show-details="true"/>
                <table:data-pilot-member table:name="1425" table:display="true" table:show-details="true"/>
                <table:data-pilot-member table:name="1430" table:display="true" table:show-details="true"/>
                <table:data-pilot-member table:name="1431" table:display="true" table:show-details="true"/>
                <table:data-pilot-member table:name="1437" table:display="true" table:show-details="true"/>
                <table:data-pilot-member table:name="1445" table:display="true" table:show-details="true"/>
                <table:data-pilot-member table:name="1446" table:display="true" table:show-details="true"/>
                <table:data-pilot-member table:name="1459" table:display="true" table:show-details="true"/>
                <table:data-pilot-member table:name="1462" table:display="true" table:show-details="true"/>
                <table:data-pilot-member table:name="1465" table:display="true" table:show-details="true"/>
                <table:data-pilot-member table:name="1468" table:display="true" table:show-details="true"/>
                <table:data-pilot-member table:name="1470" table:display="true" table:show-details="true"/>
                <table:data-pilot-member table:name="1477" table:display="true" table:show-details="true"/>
                <table:data-pilot-member table:name="1482" table:display="true" table:show-details="true"/>
                <table:data-pilot-member table:name="1483" table:display="true" table:show-details="true"/>
                <table:data-pilot-member table:name="1494" table:display="true" table:show-details="true"/>
                <table:data-pilot-member table:name="1495" table:display="true" table:show-details="true"/>
                <table:data-pilot-member table:name="1497" table:display="true" table:show-details="true"/>
                <table:data-pilot-member table:name="1510" table:display="true" table:show-details="true"/>
                <table:data-pilot-member table:name="1516" table:display="true" table:show-details="true"/>
                <table:data-pilot-member table:name="1528" table:display="true" table:show-details="true"/>
                <table:data-pilot-member table:name="1536" table:display="true" table:show-details="true"/>
                <table:data-pilot-member table:name="1545" table:display="true" table:show-details="true"/>
                <table:data-pilot-member table:name="1547" table:display="true" table:show-details="true"/>
                <table:data-pilot-member table:name="1551" table:display="true" table:show-details="true"/>
                <table:data-pilot-member table:name="1555" table:display="true" table:show-details="true"/>
                <table:data-pilot-member table:name="1557" table:display="true" table:show-details="true"/>
                <table:data-pilot-member table:name="1561" table:display="true" table:show-details="true"/>
                <table:data-pilot-member table:name="1570" table:display="true" table:show-details="true"/>
                <table:data-pilot-member table:name="1574" table:display="true" table:show-details="true"/>
                <table:data-pilot-member table:name="1576" table:display="true" table:show-details="true"/>
                <table:data-pilot-member table:name="1577" table:display="true" table:show-details="true"/>
                <table:data-pilot-member table:name="1580" table:display="true" table:show-details="true"/>
                <table:data-pilot-member table:name="1585" table:display="true" table:show-details="true"/>
                <table:data-pilot-member table:name="1586" table:display="true" table:show-details="true"/>
                <table:data-pilot-member table:name="1607" table:display="true" table:show-details="true"/>
                <table:data-pilot-member table:name="1610" table:display="true" table:show-details="true"/>
                <table:data-pilot-member table:name="1617" table:display="true" table:show-details="true"/>
                <table:data-pilot-member table:name="1621" table:display="true" table:show-details="true"/>
                <table:data-pilot-member table:name="1624" table:display="true" table:show-details="true"/>
                <table:data-pilot-member table:name="1629" table:display="true" table:show-details="true"/>
                <table:data-pilot-member table:name="1631" table:display="true" table:show-details="true"/>
                <table:data-pilot-member table:name="1634" table:display="true" table:show-details="true"/>
                <table:data-pilot-member table:name="1637" table:display="true" table:show-details="true"/>
                <table:data-pilot-member table:name="1638" table:display="true" table:show-details="true"/>
                <table:data-pilot-member table:name="1659" table:display="true" table:show-details="true"/>
                <table:data-pilot-member table:name="1661" table:display="true" table:show-details="true"/>
                <table:data-pilot-member table:name="1669" table:display="true" table:show-details="true"/>
                <table:data-pilot-member table:name="1670" table:display="true" table:show-details="true"/>
                <table:data-pilot-member table:name="1673" table:display="true" table:show-details="true"/>
                <table:data-pilot-member table:name="1675" table:display="true" table:show-details="true"/>
                <table:data-pilot-member table:name="1682" table:display="true" table:show-details="true"/>
                <table:data-pilot-member table:name="1683" table:display="true" table:show-details="true"/>
                <table:data-pilot-member table:name="1684" table:display="true" table:show-details="true"/>
                <table:data-pilot-member table:name="1687" table:display="true" table:show-details="true"/>
                <table:data-pilot-member table:name="1688" table:display="true" table:show-details="true"/>
                <table:data-pilot-member table:name="1693" table:display="true" table:show-details="true"/>
                <table:data-pilot-member table:name="1695" table:display="true" table:show-details="true"/>
                <table:data-pilot-member table:name="1699" table:display="true" table:show-details="true"/>
                <table:data-pilot-member table:name="1703" table:display="true" table:show-details="true"/>
                <table:data-pilot-member table:name="1705" table:display="true" table:show-details="true"/>
                <table:data-pilot-member table:name="1706" table:display="true" table:show-details="true"/>
                <table:data-pilot-member table:name="1717" table:display="true" table:show-details="true"/>
                <table:data-pilot-member table:name="1718" table:display="true" table:show-details="true"/>
                <table:data-pilot-member table:name="1723" table:display="true" table:show-details="true"/>
                <table:data-pilot-member table:name="1725" table:display="true" table:show-details="true"/>
                <table:data-pilot-member table:name="1729" table:display="true" table:show-details="true"/>
                <table:data-pilot-member table:name="1733" table:display="true" table:show-details="true"/>
                <table:data-pilot-member table:name="1734" table:display="true" table:show-details="true"/>
                <table:data-pilot-member table:name="1737" table:display="true" table:show-details="true"/>
                <table:data-pilot-member table:name="1739" table:display="true" table:show-details="true"/>
                <table:data-pilot-member table:name="1750" table:display="true" table:show-details="true"/>
                <table:data-pilot-member table:name="1752" table:display="true" table:show-details="true"/>
                <table:data-pilot-member table:name="1754" table:display="true" table:show-details="true"/>
                <table:data-pilot-member table:name="1755" table:display="true" table:show-details="true"/>
                <table:data-pilot-member table:name="1758" table:display="true" table:show-details="true"/>
                <table:data-pilot-member table:name="1759" table:display="true" table:show-details="true"/>
                <table:data-pilot-member table:name="1760" table:display="true" table:show-details="true"/>
                <table:data-pilot-member table:name="1762" table:display="true" table:show-details="true"/>
                <table:data-pilot-member table:name="1765" table:display="true" table:show-details="true"/>
                <table:data-pilot-member table:name="1769" table:display="true" table:show-details="true"/>
                <table:data-pilot-member table:name="1775" table:display="true" table:show-details="true"/>
                <table:data-pilot-member table:name="1778" table:display="true" table:show-details="true"/>
                <table:data-pilot-member table:name="1779" table:display="true" table:show-details="true"/>
                <table:data-pilot-member table:name="1780" table:display="true" table:show-details="true"/>
                <table:data-pilot-member table:name="1783" table:display="true" table:show-details="true"/>
                <table:data-pilot-member table:name="1785" table:display="true" table:show-details="true"/>
                <table:data-pilot-member table:name="1786" table:display="true" table:show-details="true"/>
                <table:data-pilot-member table:name="1789" table:display="true" table:show-details="true"/>
                <table:data-pilot-member table:name="1799" table:display="true" table:show-details="true"/>
                <table:data-pilot-member table:name="1802" table:display="true" table:show-details="true"/>
                <table:data-pilot-member table:name="1805" table:display="true" table:show-details="true"/>
                <table:data-pilot-member table:name="1809" table:display="true" table:show-details="true"/>
                <table:data-pilot-member table:name="1824" table:display="true" table:show-details="true"/>
                <table:data-pilot-member table:name="1826" table:display="true" table:show-details="true"/>
                <table:data-pilot-member table:name="1829" table:display="true" table:show-details="true"/>
                <table:data-pilot-member table:name="1831" table:display="true" table:show-details="true"/>
                <table:data-pilot-member table:name="1832" table:display="true" table:show-details="true"/>
                <table:data-pilot-member table:name="1833" table:display="true" table:show-details="true"/>
                <table:data-pilot-member table:name="1834" table:display="true" table:show-details="true"/>
                <table:data-pilot-member table:name="1836" table:display="true" table:show-details="true"/>
                <table:data-pilot-member table:name="1837" table:display="true" table:show-details="true"/>
                <table:data-pilot-member table:name="1838" table:display="true" table:show-details="true"/>
                <table:data-pilot-member table:name="1841" table:display="true" table:show-details="true"/>
                <table:data-pilot-member table:name="1847" table:display="true" table:show-details="true"/>
                <table:data-pilot-member table:name="1848" table:display="true" table:show-details="true"/>
                <table:data-pilot-member table:name="1858" table:display="true" table:show-details="true"/>
                <table:data-pilot-member table:name="1864" table:display="true" table:show-details="true"/>
                <table:data-pilot-member table:name="1876" table:display="true" table:show-details="true"/>
                <table:data-pilot-member table:name="1880" table:display="true" table:show-details="true"/>
                <table:data-pilot-member table:name="1882" table:display="true" table:show-details="true"/>
                <table:data-pilot-member table:name="1888" table:display="true" table:show-details="true"/>
                <table:data-pilot-member table:name="1895" table:display="true" table:show-details="true"/>
                <table:data-pilot-member table:name="1898" table:display="true" table:show-details="true"/>
                <table:data-pilot-member table:name="1909" table:display="true" table:show-details="true"/>
                <table:data-pilot-member table:name="1915" table:display="true" table:show-details="true"/>
                <table:data-pilot-member table:name="1921" table:display="true" table:show-details="true"/>
                <table:data-pilot-member table:name="1922" table:display="true" table:show-details="true"/>
                <table:data-pilot-member table:name="1923" table:display="true" table:show-details="true"/>
                <table:data-pilot-member table:name="1953" table:display="true" table:show-details="true"/>
                <table:data-pilot-member table:name="1961" table:display="true" table:show-details="true"/>
                <table:data-pilot-member table:name="1969" table:display="true" table:show-details="true"/>
                <table:data-pilot-member table:name="1984" table:display="true" table:show-details="true"/>
                <table:data-pilot-member table:name="1987" table:display="true" table:show-details="true"/>
                <table:data-pilot-member table:name="1994" table:display="true" table:show-details="true"/>
                <table:data-pilot-member table:name="1997" table:display="true" table:show-details="true"/>
                <table:data-pilot-member table:name="2002" table:display="true" table:show-details="true"/>
                <table:data-pilot-member table:name="2004" table:display="true" table:show-details="true"/>
                <table:data-pilot-member table:name="2033" table:display="true" table:show-details="true"/>
                <table:data-pilot-member table:name="2035" table:display="true" table:show-details="true"/>
                <table:data-pilot-member table:name="2048" table:display="true" table:show-details="true"/>
                <table:data-pilot-member table:name="2050" table:display="true" table:show-details="true"/>
                <table:data-pilot-member table:name="2061" table:display="true" table:show-details="true"/>
                <table:data-pilot-member table:name="2070" table:display="true" table:show-details="true"/>
                <table:data-pilot-member table:name="2088" table:display="true" table:show-details="true"/>
                <table:data-pilot-member table:name="2101" table:display="true" table:show-details="true"/>
                <table:data-pilot-member table:name="2126" table:display="true" table:show-details="true"/>
                <table:data-pilot-member table:name="2131" table:display="true" table:show-details="true"/>
                <table:data-pilot-member table:name="2132" table:display="true" table:show-details="true"/>
                <table:data-pilot-member table:name="2143" table:display="true" table:show-details="true"/>
                <table:data-pilot-member table:name="2144" table:display="true" table:show-details="true"/>
                <table:data-pilot-member table:name="2154" table:display="true" table:show-details="true"/>
                <table:data-pilot-member table:name="2163" table:display="true" table:show-details="true"/>
                <table:data-pilot-member table:name="2187" table:display="true" table:show-details="true"/>
                <table:data-pilot-member table:name="2232" table:display="true" table:show-details="true"/>
                <table:data-pilot-member table:name="2397" table:display="true" table:show-details="true"/>
                <table:data-pilot-member table:name="2413" table:display="true" table:show-details="true"/>
                <table:data-pilot-member table:name="2436" table:display="true" table:show-details="true"/>
                <table:data-pilot-member table:name="2515" table:display="true" table:show-details="true"/>
                <table:data-pilot-member table:name="2755" table:display="true" table:show-details="true"/>
                <table:data-pilot-member table:name="2777" table:display="true" table:show-details="true"/>
                <table:data-pilot-member table:name="2887" table:display="true" table:show-details="true"/>
                <table:data-pilot-member table:name="2948" table:display="true" table:show-details="true"/>
                <table:data-pilot-member table:name="2997" table:display="true" table:show-details="true"/>
                <table:data-pilot-member table:name="3005" table:display="true" table:show-details="true"/>
                <table:data-pilot-member table:name="3006" table:display="true" table:show-details="true"/>
                <table:data-pilot-member table:name="3022" table:display="true" table:show-details="true"/>
                <table:data-pilot-member table:name="3148" table:display="true" table:show-details="true"/>
                <table:data-pilot-member table:name="3899" table:display="true" table:show-details="true"/>
                <table:data-pilot-member table:name="3999" table:display="true" table:show-details="true"/>
                <table:data-pilot-member table:name="4211" table:display="true" table:show-details="true"/>
                <table:data-pilot-member table:name="4272" table:display="true" table:show-details="true"/>
                <table:data-pilot-member table:name="4765" table:display="true" table:show-details="true"/>
                <table:data-pilot-member table:name="4896" table:display="true" table:show-details="true"/>
                <table:data-pilot-member table:name="5261" table:display="true" table:show-details="true"/>
                <table:data-pilot-member table:name="5307" table:display="true" table:show-details="true"/>
                <table:data-pilot-member table:name="5383" table:display="true" table:show-details="true"/>
                <table:data-pilot-member table:name="5411" table:display="true" table:show-details="true"/>
                <table:data-pilot-member table:name="5419" table:display="true" table:show-details="true"/>
                <table:data-pilot-member table:name="5470" table:display="true" table:show-details="true"/>
                <table:data-pilot-member table:name="5477" table:display="true" table:show-details="true"/>
                <table:data-pilot-member table:name="5571" table:display="true" table:show-details="true"/>
                <table:data-pilot-member table:name="5621" table:display="true" table:show-details="true"/>
                <table:data-pilot-member table:name="5698" table:display="true" table:show-details="true"/>
                <table:data-pilot-member table:name="5745" table:display="true" table:show-details="true"/>
                <table:data-pilot-member table:name="5841" table:display="true" table:show-details="true"/>
                <table:data-pilot-member table:name="5916" table:display="true" table:show-details="true"/>
                <table:data-pilot-member table:name="5953" table:display="true" table:show-details="true"/>
                <table:data-pilot-member table:name="5972" table:display="true" table:show-details="true"/>
                <table:data-pilot-member table:name="5978" table:display="true" table:show-details="true"/>
                <table:data-pilot-member table:name="6063" table:display="true" table:show-details="true"/>
                <table:data-pilot-member table:name="6065" table:display="true" table:show-details="true"/>
                <table:data-pilot-member table:name="6101" table:display="true" table:show-details="true"/>
                <table:data-pilot-member table:name="6129" table:display="true" table:show-details="true"/>
                <table:data-pilot-member table:name="6135" table:display="true" table:show-details="true"/>
                <table:data-pilot-member table:name="6185" table:display="true" table:show-details="true"/>
                <table:data-pilot-member table:name="6201" table:display="true" table:show-details="true"/>
                <table:data-pilot-member table:name="6241" table:display="true" table:show-details="true"/>
                <table:data-pilot-member table:name="6300" table:display="true" table:show-details="true"/>
                <table:data-pilot-member table:name="6321" table:display="true" table:show-details="true"/>
                <table:data-pilot-member table:name="6439" table:display="true" table:show-details="true"/>
                <table:data-pilot-member table:name="6464" table:display="true" table:show-details="true"/>
                <table:data-pilot-member table:name="6561" table:display="true" table:show-details="true"/>
                <table:data-pilot-member table:name="6572" table:display="true" table:show-details="true"/>
                <table:data-pilot-member table:name="6611" table:display="true" table:show-details="true"/>
                <table:data-pilot-member table:name="6619" table:display="true" table:show-details="true"/>
                <table:data-pilot-member table:name="6638" table:display="true" table:show-details="true"/>
                <table:data-pilot-member table:name="6701" table:display="true" table:show-details="true"/>
                <table:data-pilot-member table:name="6756" table:display="true" table:show-details="true"/>
                <table:data-pilot-member table:name="6779" table:display="true" table:show-details="true"/>
                <table:data-pilot-member table:name="6800" table:display="true" table:show-details="true"/>
                <table:data-pilot-member table:name="6873" table:display="true" table:show-details="true"/>
                <table:data-pilot-member table:name="6891" table:display="true" table:show-details="true"/>
                <table:data-pilot-member table:name="6937" table:display="true" table:show-details="true"/>
                <table:data-pilot-member table:name="6981" table:display="true" table:show-details="true"/>
                <table:data-pilot-member table:name="7016" table:display="true" table:show-details="true"/>
                <table:data-pilot-member table:name="7111" table:display="true" table:show-details="true"/>
                <table:data-pilot-member table:name="7178" table:display="true" table:show-details="true"/>
                <table:data-pilot-member table:name="7243" table:display="true" table:show-details="true"/>
                <table:data-pilot-member table:name="7254" table:display="true" table:show-details="true"/>
                <table:data-pilot-member table:name="7277" table:display="true" table:show-details="true"/>
                <table:data-pilot-member table:name="7297" table:display="true" table:show-details="true"/>
                <table:data-pilot-member table:name="7341" table:display="true" table:show-details="true"/>
                <table:data-pilot-member table:name="7421" table:display="true" table:show-details="true"/>
                <table:data-pilot-member table:name="7607" table:display="true" table:show-details="true"/>
                <table:data-pilot-member table:name="7711" table:display="true" table:show-details="true"/>
                <table:data-pilot-member table:name="7741" table:display="true" table:show-details="true"/>
                <table:data-pilot-member table:name="7870" table:display="true" table:show-details="true"/>
                <table:data-pilot-member table:name="7983" table:display="true" table:show-details="true"/>
                <table:data-pilot-member table:name="8028" table:display="true" table:show-details="true"/>
                <table:data-pilot-member table:name="8040" table:display="true" table:show-details="true"/>
                <table:data-pilot-member table:name="8042" table:display="true" table:show-details="true"/>
                <table:data-pilot-member table:name="8073" table:display="true" table:show-details="true"/>
                <table:data-pilot-member table:name="8184" table:display="true" table:show-details="true"/>
                <table:data-pilot-member table:name="8198" table:display="true" table:show-details="true"/>
                <table:data-pilot-member table:name="8227" table:display="true" table:show-details="true"/>
                <table:data-pilot-member table:name="8312" table:display="true" table:show-details="true"/>
                <table:data-pilot-member table:name="8313" table:display="true" table:show-details="true"/>
                <table:data-pilot-member table:name="8322" table:display="true" table:show-details="true"/>
                <table:data-pilot-member table:name="8327" table:display="true" table:show-details="true"/>
                <table:data-pilot-member table:name="8438" table:display="true" table:show-details="true"/>
                <table:data-pilot-member table:name="8443" table:display="true" table:show-details="true"/>
                <table:data-pilot-member table:name="8501" table:display="true" table:show-details="true"/>
                <table:data-pilot-member table:name="8600" table:display="true" table:show-details="true"/>
                <table:data-pilot-member table:name="8807" table:display="true" table:show-details="true"/>
                <table:data-pilot-member table:name="8889" table:display="true" table:show-details="true"/>
                <table:data-pilot-member table:name="8922" table:display="true" table:show-details="true"/>
                <table:data-pilot-member table:name="8977" table:display="true" table:show-details="true"/>
                <table:data-pilot-member table:name="9066" table:display="true" table:show-details="true"/>
                <table:data-pilot-member table:name="9098" table:display="true" table:show-details="true"/>
                <table:data-pilot-member table:name="9108" table:display="true" table:show-details="true"/>
                <table:data-pilot-member table:name="9370" table:display="true" table:show-details="true"/>
                <table:data-pilot-member table:name="9395" table:display="true" table:show-details="true"/>
                <table:data-pilot-member table:name="9412" table:display="true" table:show-details="true"/>
                <table:data-pilot-member table:name="9711" table:display="true" table:show-details="true"/>
                <table:data-pilot-member table:name="9793" table:display="true" table:show-details="true"/>
                <table:data-pilot-member table:name="9960" table:display="true" table:show-details="true"/>
                <table:data-pilot-member table:name="10055" table:display="true" table:show-details="true"/>
                <table:data-pilot-member table:name="10130" table:display="true" table:show-details="true"/>
                <table:data-pilot-member table:name="10471" table:display="true" table:show-details="true"/>
                <table:data-pilot-member table:name="12166" table:display="true" table:show-details="true"/>
                <table:data-pilot-member table:name="12364" table:display="true" table:show-details="true"/>
                <table:data-pilot-member table:name="12497" table:display="true" table:show-details="true"/>
                <table:data-pilot-member table:name="12507" table:display="true" table:show-details="true"/>
                <table:data-pilot-member table:name="12512" table:display="true" table:show-details="true"/>
                <table:data-pilot-member table:name="12639" table:display="true" table:show-details="true"/>
                <table:data-pilot-member table:name="12692" table:display="true" table:show-details="true"/>
                <table:data-pilot-member table:name="12694" table:display="true" table:show-details="true"/>
                <table:data-pilot-member table:name="12714" table:display="true" table:show-details="true"/>
                <table:data-pilot-member table:name="12760" table:display="true" table:show-details="true"/>
                <table:data-pilot-member table:name="12776" table:display="true" table:show-details="true"/>
                <table:data-pilot-member table:name="12827" table:display="true" table:show-details="true"/>
                <table:data-pilot-member table:name="12838" table:display="true" table:show-details="true"/>
                <table:data-pilot-member table:name="12856" table:display="true" table:show-details="true"/>
                <table:data-pilot-member table:name="12858" table:display="true" table:show-details="true"/>
                <table:data-pilot-member table:name="12908" table:display="true" table:show-details="true"/>
                <table:data-pilot-member table:name="12949" table:display="true" table:show-details="true"/>
                <table:data-pilot-member table:name="13029" table:display="true" table:show-details="true"/>
                <table:data-pilot-member table:name="13048" table:display="true" table:show-details="true"/>
                <table:data-pilot-member table:name="13160" table:display="true" table:show-details="true"/>
                <table:data-pilot-member table:name="13178" table:display="true" table:show-details="true"/>
                <table:data-pilot-member table:name="13214" table:display="true" table:show-details="true"/>
                <table:data-pilot-member table:name="13237" table:display="true" table:show-details="true"/>
                <table:data-pilot-member table:name="13239" table:display="true" table:show-details="true"/>
                <table:data-pilot-member table:name="13263" table:display="true" table:show-details="true"/>
                <table:data-pilot-member table:name="13270" table:display="true" table:show-details="true"/>
                <table:data-pilot-member table:name="13399" table:display="true" table:show-details="true"/>
                <table:data-pilot-member table:name="13415" table:display="true" table:show-details="true"/>
                <table:data-pilot-member table:name="13420" table:display="true" table:show-details="true"/>
                <table:data-pilot-member table:name="13487" table:display="true" table:show-details="true"/>
                <table:data-pilot-member table:name="13502" table:display="true" table:show-details="true"/>
                <table:data-pilot-member table:name="13563" table:display="true" table:show-details="true"/>
                <table:data-pilot-member table:name="13569" table:display="true" table:show-details="true"/>
                <table:data-pilot-member table:name="13593" table:display="true" table:show-details="true"/>
                <table:data-pilot-member table:name="13657" table:display="true" table:show-details="true"/>
                <table:data-pilot-member table:name="13675" table:display="true" table:show-details="true"/>
                <table:data-pilot-member table:name="13733" table:display="true" table:show-details="true"/>
                <table:data-pilot-member table:name="13811" table:display="true" table:show-details="true"/>
                <table:data-pilot-member table:name="13873" table:display="true" table:show-details="true"/>
                <table:data-pilot-member table:name="13938" table:display="true" table:show-details="true"/>
                <table:data-pilot-member table:name="13956" table:display="true" table:show-details="true"/>
                <table:data-pilot-member table:name="14011" table:display="true" table:show-details="true"/>
                <table:data-pilot-member table:name="14118" table:display="true" table:show-details="true"/>
                <table:data-pilot-member table:name="14126" table:display="true" table:show-details="true"/>
                <table:data-pilot-member table:name="14127" table:display="true" table:show-details="true"/>
                <table:data-pilot-member table:name="14165" table:display="true" table:show-details="true"/>
                <table:data-pilot-member table:name="14171" table:display="true" table:show-details="true"/>
                <table:data-pilot-member table:name="14320" table:display="true" table:show-details="true"/>
                <table:data-pilot-member table:name="14385" table:display="true" table:show-details="true"/>
                <table:data-pilot-member table:name="14417" table:display="true" table:show-details="true"/>
                <table:data-pilot-member table:name="14480" table:display="true" table:show-details="true"/>
                <table:data-pilot-member table:name="14488" table:display="true" table:show-details="true"/>
                <table:data-pilot-member table:name="14493" table:display="true" table:show-details="true"/>
                <table:data-pilot-member table:name="14673" table:display="true" table:show-details="true"/>
                <table:data-pilot-member table:name="14705" table:display="true" table:show-details="true"/>
                <table:data-pilot-member table:name="14737" table:display="true" table:show-details="true"/>
                <table:data-pilot-member table:name="14745" table:display="true" table:show-details="true"/>
                <table:data-pilot-member table:name="14882" table:display="true" table:show-details="true"/>
                <table:data-pilot-member table:name="14890" table:display="true" table:show-details="true"/>
                <table:data-pilot-member table:name="14893" table:display="true" table:show-details="true"/>
                <table:data-pilot-member table:name="15058" table:display="true" table:show-details="true"/>
                <table:data-pilot-member table:name="15381" table:display="true" table:show-details="true"/>
                <table:data-pilot-member table:name="15407" table:display="true" table:show-details="true"/>
                <table:data-pilot-member table:name="15532" table:display="true" table:show-details="true"/>
                <table:data-pilot-member table:name="15680" table:display="true" table:show-details="true"/>
                <table:data-pilot-member table:name="15695" table:display="true" table:show-details="true"/>
                <table:data-pilot-member table:name="15735" table:display="true" table:show-details="true"/>
                <table:data-pilot-member table:name="15941" table:display="true" table:show-details="true"/>
                <table:data-pilot-member table:name="15998" table:display="true" table:show-details="true"/>
                <table:data-pilot-member table:name="16072" table:display="true" table:show-details="true"/>
                <table:data-pilot-member table:name="16080" table:display="true" table:show-details="true"/>
                <table:data-pilot-member table:name="16113" table:display="true" table:show-details="true"/>
                <table:data-pilot-member table:name="16169" table:display="true" table:show-details="true"/>
                <table:data-pilot-member table:name="16183" table:display="true" table:show-details="true"/>
                <table:data-pilot-member table:name="16278" table:display="true" table:show-details="true"/>
                <table:data-pilot-member table:name="16351" table:display="true" table:show-details="true"/>
                <table:data-pilot-member table:name="16389" table:display="true" table:show-details="true"/>
                <table:data-pilot-member table:name="16397" table:display="true" table:show-details="true"/>
                <table:data-pilot-member table:name="16426" table:display="true" table:show-details="true"/>
                <table:data-pilot-member table:name="16438" table:display="true" table:show-details="true"/>
                <table:data-pilot-member table:name="16471" table:display="true" table:show-details="true"/>
                <table:data-pilot-member table:name="16484" table:display="true" table:show-details="true"/>
                <table:data-pilot-member table:name="16519" table:display="true" table:show-details="true"/>
                <table:data-pilot-member table:name="16531" table:display="true" table:show-details="true"/>
                <table:data-pilot-member table:name="16555" table:display="true" table:show-details="true"/>
                <table:data-pilot-member table:name="16627" table:display="true" table:show-details="true"/>
                <table:data-pilot-member table:name="16632" table:display="true" table:show-details="true"/>
                <table:data-pilot-member table:name="16677" table:display="true" table:show-details="true"/>
                <table:data-pilot-member table:name="16708" table:display="true" table:show-details="true"/>
                <table:data-pilot-member table:name="16789" table:display="true" table:show-details="true"/>
                <table:data-pilot-member table:name="16797" table:display="true" table:show-details="true"/>
                <table:data-pilot-member table:name="16820" table:display="true" table:show-details="true"/>
                <table:data-pilot-member table:name="16837" table:display="true" table:show-details="true"/>
                <table:data-pilot-member table:name="16850" table:display="true" table:show-details="true"/>
                <table:data-pilot-member table:name="16865" table:display="true" table:show-details="true"/>
                <table:data-pilot-member table:name="16876" table:display="true" table:show-details="true"/>
                <table:data-pilot-member table:name="16884" table:display="true" table:show-details="true"/>
                <table:data-pilot-member table:name="16908" table:display="true" table:show-details="true"/>
                <table:data-pilot-member table:name="16957" table:display="true" table:show-details="true"/>
                <table:data-pilot-member table:name="16983" table:display="true" table:show-details="true"/>
                <table:data-pilot-member table:name="17021" table:display="true" table:show-details="true"/>
                <table:data-pilot-member table:name="17059" table:display="true" table:show-details="true"/>
                <table:data-pilot-member table:name="17064" table:display="true" table:show-details="true"/>
                <table:data-pilot-member table:name="17078" table:display="true" table:show-details="true"/>
                <table:data-pilot-member table:name="17100" table:display="true" table:show-details="true"/>
                <table:data-pilot-member table:name="17108" table:display="true" table:show-details="true"/>
                <table:data-pilot-member table:name="17145" table:display="true" table:show-details="true"/>
                <table:data-pilot-member table:name="17152" table:display="true" table:show-details="true"/>
                <table:data-pilot-member table:name="17168" table:display="true" table:show-details="true"/>
                <table:data-pilot-member table:name="17172" table:display="true" table:show-details="true"/>
                <table:data-pilot-member table:name="17189" table:display="true" table:show-details="true"/>
                <table:data-pilot-member table:name="17200" table:display="true" table:show-details="true"/>
                <table:data-pilot-member table:name="17207" table:display="true" table:show-details="true"/>
                <table:data-pilot-member table:name="17255" table:display="true" table:show-details="true"/>
                <table:data-pilot-member table:name="17281" table:display="true" table:show-details="true"/>
                <table:data-pilot-member table:name="17313" table:display="true" table:show-details="true"/>
                <table:data-pilot-member table:name="17332" table:display="true" table:show-details="true"/>
                <table:data-pilot-member table:name="17364" table:display="true" table:show-details="true"/>
                <table:data-pilot-member table:name="17376" table:display="true" table:show-details="true"/>
                <table:data-pilot-member table:name="17408" table:display="true" table:show-details="true"/>
                <table:data-pilot-member table:name="17417" table:display="true" table:show-details="true"/>
                <table:data-pilot-member table:name="17420" table:display="true" table:show-details="true"/>
                <table:data-pilot-member table:name="17437" table:display="true" table:show-details="true"/>
                <table:data-pilot-member table:name="17473" table:display="true" table:show-details="true"/>
                <table:data-pilot-member table:name="17478" table:display="true" table:show-details="true"/>
                <table:data-pilot-member table:name="17493" table:display="true" table:show-details="true"/>
                <table:data-pilot-member table:name="17496" table:display="true" table:show-details="true"/>
                <table:data-pilot-member table:name="17501" table:display="true" table:show-details="true"/>
                <table:data-pilot-member table:name="17505" table:display="true" table:show-details="true"/>
                <table:data-pilot-member table:name="17521" table:display="true" table:show-details="true"/>
                <table:data-pilot-member table:name="17539" table:display="true" table:show-details="true"/>
                <table:data-pilot-member table:name="17543" table:display="true" table:show-details="true"/>
                <table:data-pilot-member table:name="17622" table:display="true" table:show-details="true"/>
                <table:data-pilot-member table:name="17640" table:display="true" table:show-details="true"/>
                <table:data-pilot-member table:name="17660" table:display="true" table:show-details="true"/>
                <table:data-pilot-member table:name="17668" table:display="true" table:show-details="true"/>
                <table:data-pilot-member table:name="17678" table:display="true" table:show-details="true"/>
                <table:data-pilot-member table:name="17682" table:display="true" table:show-details="true"/>
                <table:data-pilot-member table:name="17691" table:display="true" table:show-details="true"/>
                <table:data-pilot-member table:name="17705" table:display="true" table:show-details="true"/>
                <table:data-pilot-member table:name="17749" table:display="true" table:show-details="true"/>
                <table:data-pilot-member table:name="17777" table:display="true" table:show-details="true"/>
                <table:data-pilot-member table:name="17800" table:display="true" table:show-details="true"/>
                <table:data-pilot-member table:name="17845" table:display="true" table:show-details="true"/>
                <table:data-pilot-member table:name="17950" table:display="true" table:show-details="true"/>
                <table:data-pilot-member table:name="17952" table:display="true" table:show-details="true"/>
                <table:data-pilot-member table:name="18007" table:display="true" table:show-details="true"/>
                <table:data-pilot-member table:name="18018" table:display="true" table:show-details="true"/>
                <table:data-pilot-member table:name="18112" table:display="true" table:show-details="true"/>
                <table:data-pilot-member table:name="18157" table:display="true" table:show-details="true"/>
                <table:data-pilot-member table:name="18300" table:display="true" table:show-details="true"/>
                <table:data-pilot-member table:name="18317" table:display="true" table:show-details="true"/>
                <table:data-pilot-member table:name="18374" table:display="true" table:show-details="true"/>
                <table:data-pilot-member table:name="18440" table:display="true" table:show-details="true"/>
                <table:data-pilot-member table:name="18464" table:display="true" table:show-details="true"/>
                <table:data-pilot-member table:name="18619" table:display="true" table:show-details="true"/>
                <table:data-pilot-member table:name="18658" table:display="true" table:show-details="true"/>
                <table:data-pilot-member table:name="18678" table:display="true" table:show-details="true"/>
                <table:data-pilot-member table:name="18749" table:display="true" table:show-details="true"/>
                <table:data-pilot-member table:name="18775" table:display="true" table:show-details="true"/>
                <table:data-pilot-member table:name="18851" table:display="true" table:show-details="true"/>
                <table:data-pilot-member table:name="18956" table:display="true" table:show-details="true"/>
                <table:data-pilot-member table:name="19099" table:display="true" table:show-details="true"/>
                <table:data-pilot-member table:name="19208" table:display="true" table:show-details="true"/>
                <table:data-pilot-member table:name="19226" table:display="true" table:show-details="true"/>
                <table:data-pilot-member table:name="19245" table:display="true" table:show-details="true"/>
                <table:data-pilot-member table:name="19269" table:display="true" table:show-details="true"/>
                <table:data-pilot-member table:name="19543" table:display="true" table:show-details="true"/>
                <table:data-pilot-member table:name="19565" table:display="true" table:show-details="true"/>
                <table:data-pilot-member table:name="19596" table:display="true" table:show-details="true"/>
                <table:data-pilot-member table:name="19699" table:display="true" table:show-details="true"/>
                <table:data-pilot-member table:name="19833" table:display="true" table:show-details="true"/>
                <table:data-pilot-member table:name="19862" table:display="true" table:show-details="true"/>
                <table:data-pilot-member table:name="20480" table:display="true" table:show-details="true"/>
                <table:data-pilot-member table:name="20927" table:display="true" table:show-details="true"/>
                <table:data-pilot-member table:name="20939" table:display="true" table:show-details="true"/>
                <table:data-pilot-member table:name="21012" table:display="true" table:show-details="true"/>
                <table:data-pilot-member table:name="21120" table:display="true" table:show-details="true"/>
                <table:data-pilot-member table:name="21837" table:display="true" table:show-details="true"/>
                <table:data-pilot-member table:name="21890" table:display="true" table:show-details="true"/>
                <table:data-pilot-member table:name="21891" table:display="true" table:show-details="true"/>
                <table:data-pilot-member table:name="21943" table:display="true" table:show-details="true"/>
                <table:data-pilot-member table:name="23088" table:display="true" table:show-details="true"/>
                <table:data-pilot-member table:name="23137" table:display="true" table:show-details="true"/>
                <table:data-pilot-member table:name="24903" table:display="true" table:show-details="true"/>
                <table:data-pilot-member table:name="25046" table:display="true" table:show-details="true"/>
                <table:data-pilot-member table:name="25396" table:display="true" table:show-details="true"/>
                <table:data-pilot-member table:name="25691" table:display="true" table:show-details="true"/>
                <table:data-pilot-member table:name="26861" table:display="true" table:show-details="true"/>
                <table:data-pilot-member table:name="26920" table:display="true" table:show-details="true"/>
                <table:data-pilot-member table:name="26933" table:display="true" table:show-details="true"/>
                <table:data-pilot-member table:name="28824" table:display="true" table:show-details="true"/>
                <table:data-pilot-member table:name="30333" table:display="true" table:show-details="true"/>
                <table:data-pilot-member table:name="34734" table:display="true" table:show-details="true"/>
                <table:data-pilot-member table:name="39499" table:display="true" table:show-details="true"/>
                <table:data-pilot-member table:name="40602" table:display="true" table:show-details="true"/>
                <table:data-pilot-member table:name="41244" table:display="true" table:show-details="true"/>
                <table:data-pilot-member table:name="52545" table:display="true" table:show-details="true"/>
                <table:data-pilot-member table:name="53720" table:display="true" table:show-details="true"/>
                <table:data-pilot-member table:name="55262" table:display="true" table:show-details="true"/>
                <table:data-pilot-member table:name="56709" table:display="true" table:show-details="true"/>
                <table:data-pilot-member table:name="596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Pilote_20_de_20_données_20_-_20_Titre" style:display-name="Pilote de données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e_20_de_20_données_20_-_20_Résultat" style:display-name="Pilote de données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6/01/2012</text:date>, <text:time>08:2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06T08:26:22</dc:date>
    <dc:creator>Jean-Guillaume Fages</dc:creator>
    <meta:document-statistic meta:table-count="1" meta:cell-count="16279" meta:object-count="0"/>
    <meta:generator>OpenOffice.org/3.3$Unix OpenOffice.org_project/330m20$Build-9567</meta:generator>
  </office:meta>
</office:document-meta>
</file>